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3.0193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138in"/>
    </style:style>
    <style:style style:name="co7" style:family="table-column">
      <style:table-column-properties fo:break-before="auto" style:column-width="0.7354in"/>
    </style:style>
    <style:style style:name="co8" style:family="table-column">
      <style:table-column-properties fo:break-before="auto" style:column-width="2.6425in"/>
    </style:style>
    <style:style style:name="co9" style:family="table-column">
      <style:table-column-properties fo:break-before="auto" style:column-width="3.172in"/>
    </style:style>
    <style:style style:name="co10" style:family="table-column">
      <style:table-column-properties fo:break-before="auto" style:column-width="5.5882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4626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#b80047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9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0">
      <style:table-cell-properties fo:border="0.0008in solid #000000"/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transparent" fo:border="0.0008in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ff8080" fo:border="0.0008in solid #000000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94bd5e"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008in solid #000000"/>
      <style:text-properties style:font-name="Liberation Sans"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b80047" fo:border="0.0008in solid #000000"/>
      <style:text-properties style:font-name="Liberation Sans" fo:font-size="10pt" style:font-size-asian="10pt" style:font-size-complex="10pt"/>
    </style:style>
    <style:style style:name="ce17" style:family="table-cell" style:parent-style-name="Default">
      <style:text-properties style:font-name="Liberation Sans" fo:font-size="10pt" style:font-size-asian="10pt" style:font-size-complex="10pt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fo:border="0.0008in solid #000000"/>
    </style:style>
    <style:style style:name="ce2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3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b80047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name-asian="Liberation Sans1" style:font-size-asian="10pt" style:font-name-complex="Liberation Sans1" style:font-size-complex="10pt"/>
    </style:style>
    <style:style style:name="ce25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0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0">
      <style:table-cell-properties fo:background-color="#b80047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 style:data-style-name="N0">
      <style:table-cell-properties fo:background-color="#94bd5e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4" style:family="table-cell" style:parent-style-name="Default" style:data-style-name="N0">
      <style:table-cell-properties fo:background-color="#b80047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5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0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0">
      <style:table-cell-properties fo:background-color="#b80047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3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7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4bd5e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b80047"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9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5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5104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3" style:family="table-cell" style:parent-style-name="Default" style:data-style-name="N5104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4" style:family="table-cell" style:parent-style-name="Default" style:data-style-name="N5104">
      <style:table-cell-properties fo:background-color="#b80047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104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0">
      <style:table-cell-properties fo:background-color="#94bd5e" fo:border="0.0008in solid #000000"/>
      <style:text-properties style:font-name="Liberation Sans" fo:font-size="10pt" style:font-size-asian="10pt" style:font-size-complex="10pt"/>
    </style:style>
    <style:style style:name="ce81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2" style:family="table-cell" style:parent-style-name="Default" style:data-style-name="N0">
      <style:table-cell-properties fo:background-color="transparent" fo:border="0.0008in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8"/>
        <table:table-column table:style-name="co2" table:default-cell-style-name="ce18"/>
        <table:table-column table:style-name="co3" table:default-cell-style-name="ce8"/>
        <table:table-column table:style-name="co4" table:default-cell-style-name="ce8"/>
        <table:table-column table:style-name="co5" table:default-cell-style-name="ce42"/>
        <table:table-column table:style-name="co6" table:default-cell-style-name="ce8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4" table:default-cell-style-name="ce18"/>
        <table:table-column table:style-name="co15" table:number-columns-repeated="1009" table:default-cell-style-name="ce18"/>
        <table:table-column table:style-name="co15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9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To Order</text:p>
          </table:table-cell>
          <table:table-cell table:style-name="ce9" office:value-type="string">
            <text:p>CTM QTY</text:p>
          </table:table-cell>
          <table:table-cell table:style-name="ce9" office:value-type="string">
            <text:p>Manufacturer</text:p>
          </table:table-cell>
          <table:table-cell table:style-name="ce9" office:value-type="string">
            <text:p>Model#</text:p>
          </table:table-cell>
          <table:table-cell table:style-name="ce9" office:value-type="string">
            <text:p>Digikey P/N</text:p>
          </table:table-cell>
          <table:table-cell table:style-name="ce9" office:value-type="string">
            <text:p>Each</text:p>
          </table:table-cell>
          <table:table-cell table:style-name="ce9" office:value-type="string">
            <text:p>Order AMT</text:p>
          </table:table-cell>
          <table:table-cell table:style-name="ce9" office:value-type="string">
            <text:p>CTM</text:p>
          </table:table-cell>
          <table:table-cell table:style-name="ce9" office:value-type="string">
            <text:p>Note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Capacitors</text:p>
          </table:table-cell>
          <table:table-cell table:style-name="ce5" table:number-columns-repeated="2"/>
          <table:table-cell table:style-name="ce34"/>
          <table:table-cell table:style-name="ce5"/>
          <table:table-cell table:style-name="ce45" table:number-columns-repeated="7"/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0" office:value-type="string">
            <text:p>C12,13,47,48</text:p>
          </table:table-cell>
          <table:table-cell table:style-name="ce5" office:value-type="string">
            <text:p>10uF</text:p>
          </table:table-cell>
          <table:table-cell table:style-name="ce2" office:value-type="string">
            <text:p>TANTALUM 10UF 35V 10% RADIAL, 0.098” LS</text:p>
          </table:table-cell>
          <table:table-cell table:style-name="ce34" office:value-type="string">
            <text:p>Tantalum</text:p>
          </table:table-cell>
          <table:table-cell table:style-name="ce43" office:value-type="float" office:value="8">
            <text:p>8</text:p>
          </table:table-cell>
          <table:table-cell table:style-name="ce45" office:value-type="float" office:value="4">
            <text:p>4</text:p>
          </table:table-cell>
          <table:table-cell table:style-name="ce45" office:value-type="string">
            <text:p>AVX Corporation</text:p>
          </table:table-cell>
          <table:table-cell table:style-name="ce45" office:value-type="string">
            <text:p>TAP106K035SCS</text:p>
          </table:table-cell>
          <table:table-cell table:style-name="ce33" office:value-type="string">
            <text:p><text:a xlink:href="http://www.digikey.com/product-detail/en/TAP106K035SCS/478-1842-ND/563945">478-1842-ND</text:a></text:p>
          </table:table-cell>
          <table:table-cell table:style-name="ce69" office:value-type="currency" office:currency="USD" office:value="1.62">
            <text:p>$1.62</text:p>
          </table:table-cell>
          <table:table-cell table:style-name="ce70" table:formula="of:=([.F3]*[.K3])" office:value-type="currency" office:currency="USD" office:value="12.96">
            <text:p>$12.96</text:p>
          </table:table-cell>
          <table:table-cell table:style-name="ce70" table:formula="of:=([.A3]*[.K3])" office:value-type="currency" office:currency="USD" office:value="6.48">
            <text:p>$6.48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11" office:value-type="string">
            <text:p>C1,2,3,4,5,8,20,27,37,38,44,51</text:p>
          </table:table-cell>
          <table:table-cell table:style-name="ce5" office:value-type="string">
            <text:p>0.22uF</text:p>
          </table:table-cell>
          <table:table-cell table:style-name="ce27" office:value-type="string">
            <text:p>CERAMIC 0.22UF 50V 10% RADIAL,X7R 0.098 LS</text:p>
          </table:table-cell>
          <table:table-cell table:style-name="ce34" office:value-type="string">
            <text:p>X7R</text:p>
          </table:table-cell>
          <table:table-cell table:style-name="ce43" office:value-type="float" office:value="38">
            <text:p>38</text:p>
          </table:table-cell>
          <table:table-cell table:style-name="ce45" office:value-type="float" office:value="12">
            <text:p>12</text:p>
          </table:table-cell>
          <table:table-cell table:style-name="ce45" office:value-type="string">
            <text:p>Kemet</text:p>
          </table:table-cell>
          <table:table-cell table:style-name="ce45" office:value-type="string">
            <text:p>C320C224K5R5TA</text:p>
          </table:table-cell>
          <table:table-cell table:style-name="ce33" office:value-type="string">
            <text:p>399-4288-ND</text:p>
          </table:table-cell>
          <table:table-cell table:style-name="ce70" office:value-type="currency" office:currency="USD" office:value="0.65">
            <text:p>$0.65</text:p>
          </table:table-cell>
          <table:table-cell table:style-name="ce70" table:formula="of:=([.F4]*[.K4])" office:value-type="currency" office:currency="USD" office:value="24.7">
            <text:p>$24.70</text:p>
          </table:table-cell>
          <table:table-cell table:style-name="ce70" table:formula="of:=([.A4]*[.K4])" office:value-type="currency" office:currency="USD" office:value="7.8">
            <text:p>$7.80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10" office:value-type="string">
            <text:p>C6,14,15,16,17,22,26,28,29,32,33,34,35,39,41,49</text:p>
          </table:table-cell>
          <table:table-cell table:style-name="ce5" office:value-type="string">
            <text:p>0.1uF / 100nF</text:p>
          </table:table-cell>
          <table:table-cell table:style-name="ce2" office:value-type="string">
            <text:p>CERAMIC 0.1UF 50V 10% RADIAL, 0.100” LS</text:p>
          </table:table-cell>
          <table:table-cell table:style-name="ce34" office:value-type="string">
            <text:p>X7R</text:p>
          </table:table-cell>
          <table:table-cell table:style-name="ce43" office:value-type="float" office:value="34">
            <text:p>34</text:p>
          </table:table-cell>
          <table:table-cell table:style-name="ce45" office:value-type="float" office:value="16">
            <text:p>16</text:p>
          </table:table-cell>
          <table:table-cell table:style-name="ce45" office:value-type="string">
            <text:p>Kemet</text:p>
          </table:table-cell>
          <table:table-cell table:style-name="ce45" office:value-type="string">
            <text:p>C320C104M1U5TA</text:p>
          </table:table-cell>
          <table:table-cell table:style-name="ce33" office:value-type="string">
            <text:p>399-4264-ND</text:p>
          </table:table-cell>
          <table:table-cell table:style-name="ce70" office:value-type="currency" office:currency="USD" office:value="0.32">
            <text:p>$0.32</text:p>
          </table:table-cell>
          <table:table-cell table:style-name="ce70" table:formula="of:=([.F5]*[.K5])" office:value-type="currency" office:currency="USD" office:value="10.88">
            <text:p>$10.88</text:p>
          </table:table-cell>
          <table:table-cell table:style-name="ce70" table:formula="of:=([.A5]*[.K5])" office:value-type="currency" office:currency="USD" office:value="5.12">
            <text:p>$5.12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C7</text:p>
          </table:table-cell>
          <table:table-cell table:style-name="ce5" office:value-type="string">
            <text:p>6.8nF</text:p>
          </table:table-cell>
          <table:table-cell table:style-name="ce2" office:value-type="string">
            <text:p>CERAMIC 0.068UF 50V 5% RADIAL, 0.098” LS</text:p>
          </table:table-cell>
          <table:table-cell table:style-name="ce34" office:value-type="string">
            <text:p>C0G,NP0</text:p>
          </table:table-cell>
          <table:table-cell table:style-name="ce43" office:value-type="float" office:value="6">
            <text:p>6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TDK Corportation</text:p>
          </table:table-cell>
          <table:table-cell table:style-name="ce45" office:value-type="string">
            <text:p>FK16C0G1H683J</text:p>
          </table:table-cell>
          <table:table-cell table:style-name="ce33" office:value-type="string">
            <text:p>445-8330-ND</text:p>
          </table:table-cell>
          <table:table-cell table:style-name="ce70" office:value-type="currency" office:currency="USD" office:value="0.76">
            <text:p>$0.76</text:p>
          </table:table-cell>
          <table:table-cell table:style-name="ce70" table:formula="of:=([.F6]*[.K6])" office:value-type="currency" office:currency="USD" office:value="4.56">
            <text:p>$4.56</text:p>
          </table:table-cell>
          <table:table-cell table:style-name="ce70" table:formula="of:=([.A6]*[.K6])" office:value-type="currency" office:currency="USD" office:value="0.76">
            <text:p>$0.76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0" office:value-type="string">
            <text:p>C9</text:p>
          </table:table-cell>
          <table:table-cell table:style-name="ce5" office:value-type="string">
            <text:p>680pF</text:p>
          </table:table-cell>
          <table:table-cell table:style-name="ce2" office:value-type="string">
            <text:p>CERAMIC 680PF 100V 5% RADIAL, 0.098” LS</text:p>
          </table:table-cell>
          <table:table-cell table:style-name="ce34" office:value-type="string">
            <text:p>C0G,NP0</text:p>
          </table:table-cell>
          <table:table-cell table:style-name="ce43" office:value-type="float" office:value="6">
            <text:p>6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Murata Electronics North America</text:p>
          </table:table-cell>
          <table:table-cell table:style-name="ce45" office:value-type="string">
            <text:p>RPE5C2A681J2P1B03B</text:p>
          </table:table-cell>
          <table:table-cell table:style-name="ce58" office:value-type="string">
            <text:p><text:a xlink:href="http://search.digikey.com/us/en/products/RPE5C2A681J2P1B03B/490-3664-ND/946300">490-3664-ND</text:a></text:p>
          </table:table-cell>
          <table:table-cell table:style-name="ce70" office:value-type="currency" office:currency="USD" office:value="0.46">
            <text:p>$0.46</text:p>
          </table:table-cell>
          <table:table-cell table:style-name="ce70" table:formula="of:=([.F7]*[.K7])" office:value-type="currency" office:currency="USD" office:value="2.76">
            <text:p>$2.76</text:p>
          </table:table-cell>
          <table:table-cell table:style-name="ce70" table:formula="of:=([.A7]*[.K7])" office:value-type="currency" office:currency="USD" office:value="0.46">
            <text:p>$0.46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1" office:value-type="string">
            <text:p>C10,11</text:p>
          </table:table-cell>
          <table:table-cell table:style-name="ce19" office:value-type="string">
            <text:p>20pF</text:p>
          </table:table-cell>
          <table:table-cell table:style-name="ce28" office:value-type="string">
            <text:p>CERAMIC 20PF 100V 5% RADIAL, 0.100” LS</text:p>
          </table:table-cell>
          <table:table-cell table:style-name="ce35" office:value-type="string">
            <text:p>C0G,NP0</text:p>
          </table:table-cell>
          <table:table-cell table:style-name="ce19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Murata Electronics North America</text:p>
          </table:table-cell>
          <table:table-cell table:style-name="ce46" office:value-type="string">
            <text:p>RPE5C1H200J2P1Z03B</text:p>
          </table:table-cell>
          <table:table-cell table:style-name="ce59" office:value-type="string">
            <text:p><text:a xlink:href="http://search.digikey.com/us/en/products/RPE5C1H200J2P1Z03B/490-3703-ND/946339">490-3703-ND</text:a></text:p>
          </table:table-cell>
          <table:table-cell table:style-name="ce71" office:value-type="currency" office:currency="USD" office:value="0.5">
            <text:p>$0.50</text:p>
          </table:table-cell>
          <table:table-cell table:style-name="ce71" table:formula="of:=([.F8]*[.K8])" office:value-type="currency" office:currency="USD" office:value="4">
            <text:p>$4.00</text:p>
          </table:table-cell>
          <table:table-cell table:style-name="ce71" table:formula="of:=([.A8]*[.K8])" office:value-type="currency" office:currency="USD" office:value="1">
            <text:p>$1.0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C18,19</text:p>
          </table:table-cell>
          <table:table-cell table:style-name="ce5" office:value-type="string">
            <text:p>47uF</text:p>
          </table:table-cell>
          <table:table-cell table:style-name="ce2" office:value-type="string">
            <text:p>TANTALUM 47UF 10V 10% RADIAL, 0.100” LS</text:p>
          </table:table-cell>
          <table:table-cell table:style-name="ce34" office:value-type="string">
            <text:p>Tantalum</text:p>
          </table:table-cell>
          <table:table-cell table:style-name="ce43" office:value-type="float" office:value="4">
            <text:p>4</text:p>
          </table:table-cell>
          <table:table-cell table:style-name="ce45" office:value-type="float" office:value="2">
            <text:p>2</text:p>
          </table:table-cell>
          <table:table-cell table:style-name="ce45" office:value-type="string">
            <text:p>AVX Corporation</text:p>
          </table:table-cell>
          <table:table-cell table:style-name="ce45" office:value-type="string">
            <text:p>TAP476K010SCS</text:p>
          </table:table-cell>
          <table:table-cell table:style-name="ce60" office:value-type="string">
            <text:p><text:a xlink:href="http://search.digikey.com/us/en/products/TAP476K010SCS/478-1910-ND/564013">478-1910-ND</text:a></text:p>
          </table:table-cell>
          <table:table-cell table:style-name="ce70" office:value-type="currency" office:currency="USD" office:value="1.46">
            <text:p>$1.46</text:p>
          </table:table-cell>
          <table:table-cell table:style-name="ce70" table:formula="of:=([.F9]*[.K9])" office:value-type="currency" office:currency="USD" office:value="5.84">
            <text:p>$5.84</text:p>
          </table:table-cell>
          <table:table-cell table:style-name="ce70" table:formula="of:=([.A9]*[.K9])" office:value-type="currency" office:currency="USD" office:value="2.92">
            <text:p>$2.92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C21</text:p>
          </table:table-cell>
          <table:table-cell table:style-name="ce5" office:value-type="string">
            <text:p>0.33uF</text:p>
          </table:table-cell>
          <table:table-cell table:style-name="ce27" office:value-type="string">
            <text:p>CERAMIC 0.33UF 50V 10% RADIAL, 0.100” LS</text:p>
          </table:table-cell>
          <table:table-cell table:style-name="ce34" office:value-type="string">
            <text:p>X7R</text:p>
          </table:table-cell>
          <table:table-cell table:style-name="ce43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TDK Corporation</text:p>
          </table:table-cell>
          <table:table-cell table:style-name="ce45" office:value-type="string">
            <text:p>FK14X7R1H334K</text:p>
          </table:table-cell>
          <table:table-cell table:style-name="ce33" office:value-type="string">
            <text:p><text:a xlink:href="http://search.digikey.com/us/en/products/FK14X7R1H334K/445-5312-ND/2256792">445-5312-ND</text:a></text:p>
          </table:table-cell>
          <table:table-cell table:style-name="ce70" office:value-type="currency" office:currency="USD" office:value="0.38">
            <text:p>$0.38</text:p>
          </table:table-cell>
          <table:table-cell table:style-name="ce70" table:formula="of:=([.F10]*[.K10])" office:value-type="currency" office:currency="USD" office:value="0.76">
            <text:p>$0.76</text:p>
          </table:table-cell>
          <table:table-cell table:style-name="ce70" table:formula="of:=([.A10]*[.K10])" office:value-type="currency" office:currency="USD" office:value="0.38">
            <text:p>$0.38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C23,42</text:p>
          </table:table-cell>
          <table:table-cell table:style-name="ce5" office:value-type="string">
            <text:p>0.01uF</text:p>
          </table:table-cell>
          <table:table-cell table:style-name="ce27" office:value-type="string">
            <text:p>CERAMIC 10000PF 50V 10% RADIAL, 0.100” LS</text:p>
          </table:table-cell>
          <table:table-cell table:style-name="ce34" office:value-type="string">
            <text:p>X7R</text:p>
          </table:table-cell>
          <table:table-cell table:style-name="ce43" office:value-type="float" office:value="4">
            <text:p>4</text:p>
          </table:table-cell>
          <table:table-cell table:style-name="ce45" office:value-type="float" office:value="2">
            <text:p>2</text:p>
          </table:table-cell>
          <table:table-cell table:style-name="ce45" office:value-type="string">
            <text:p>Kemet</text:p>
          </table:table-cell>
          <table:table-cell table:style-name="ce45" office:value-type="string">
            <text:p>C315C103K5R5TA</text:p>
          </table:table-cell>
          <table:table-cell table:style-name="ce33" office:value-type="string">
            <text:p><text:a xlink:href="http://www.digikey.com/product-detail/en/C315C103K5R5TA/399-4148-ND/817924">399-4148-ND</text:a></text:p>
          </table:table-cell>
          <table:table-cell table:style-name="ce70" office:value-type="currency" office:currency="USD" office:value="0.31">
            <text:p>$0.31</text:p>
          </table:table-cell>
          <table:table-cell table:style-name="ce70" table:formula="of:=([.F11]*[.K11])" office:value-type="currency" office:currency="USD" office:value="1.24">
            <text:p>$1.24</text:p>
          </table:table-cell>
          <table:table-cell table:style-name="ce70" table:formula="of:=([.A11]*[.K11])" office:value-type="currency" office:currency="USD" office:value="0.62">
            <text:p>$0.62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C24,25</text:p>
          </table:table-cell>
          <table:table-cell table:style-name="ce5" office:value-type="string">
            <text:p>1nF</text:p>
          </table:table-cell>
          <table:table-cell table:style-name="ce2" office:value-type="string">
            <text:p>CERAMIC 1000PF 100V 10% RADIAL, 0.100” LS</text:p>
          </table:table-cell>
          <table:table-cell table:style-name="ce34" office:value-type="string">
            <text:p>X7R</text:p>
          </table:table-cell>
          <table:table-cell table:style-name="ce43" office:value-type="float" office:value="4">
            <text:p>4</text:p>
          </table:table-cell>
          <table:table-cell table:style-name="ce45" office:value-type="float" office:value="2">
            <text:p>2</text:p>
          </table:table-cell>
          <table:table-cell table:style-name="ce45" office:value-type="string">
            <text:p>Kemet</text:p>
          </table:table-cell>
          <table:table-cell table:style-name="ce45" office:value-type="string">
            <text:p>C315C102K1R5TA</text:p>
          </table:table-cell>
          <table:table-cell table:style-name="ce33" office:value-type="string">
            <text:p><text:a xlink:href="http://www.digikey.com/product-detail/en/C315C102K1R5TA/399-4144-ND/817920">399-4144-ND</text:a></text:p>
          </table:table-cell>
          <table:table-cell table:style-name="ce70" office:value-type="currency" office:currency="USD" office:value="0.32">
            <text:p>$0.32</text:p>
          </table:table-cell>
          <table:table-cell table:style-name="ce70" table:formula="of:=([.F12]*[.K12])" office:value-type="currency" office:currency="USD" office:value="1.28">
            <text:p>$1.28</text:p>
          </table:table-cell>
          <table:table-cell table:style-name="ce70" table:formula="of:=([.A12]*[.K12])" office:value-type="currency" office:currency="USD" office:value="0.64">
            <text:p>$0.64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0" office:value-type="string">
            <text:p>C30,31,36,43</text:p>
          </table:table-cell>
          <table:table-cell table:style-name="ce5" office:value-type="string">
            <text:p>1uF</text:p>
          </table:table-cell>
          <table:table-cell table:style-name="ce2" office:value-type="string">
            <text:p>CERAMIC 1UF 50V 10% RADIAL, 0.100” LS</text:p>
          </table:table-cell>
          <table:table-cell table:style-name="ce34" office:value-type="string">
            <text:p>X7R</text:p>
          </table:table-cell>
          <table:table-cell table:style-name="ce43" office:value-type="float" office:value="8">
            <text:p>8</text:p>
          </table:table-cell>
          <table:table-cell table:style-name="ce45" office:value-type="float" office:value="4">
            <text:p>4</text:p>
          </table:table-cell>
          <table:table-cell table:style-name="ce45" office:value-type="string">
            <text:p>Kemet</text:p>
          </table:table-cell>
          <table:table-cell table:style-name="ce45" office:value-type="string">
            <text:p>C330C105K5R5TA</text:p>
          </table:table-cell>
          <table:table-cell table:style-name="ce27" office:value-type="string">
            <text:p><text:a xlink:href="http://search.digikey.com/us/en/products/C330C105K5R5TA/399-4389-ND/818165">399-4389-ND</text:a></text:p>
          </table:table-cell>
          <table:table-cell table:style-name="ce70" office:value-type="currency" office:currency="USD" office:value="1.12">
            <text:p>$1.12</text:p>
          </table:table-cell>
          <table:table-cell table:style-name="ce70" table:formula="of:=([.F13]*[.K13])" office:value-type="currency" office:currency="USD" office:value="8.96">
            <text:p>$8.96</text:p>
          </table:table-cell>
          <table:table-cell table:style-name="ce70" table:formula="of:=([.A13]*[.K13])" office:value-type="currency" office:currency="USD" office:value="4.48">
            <text:p>$4.48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C40</text:p>
          </table:table-cell>
          <table:table-cell table:style-name="ce5" office:value-type="string">
            <text:p>4.7uF</text:p>
          </table:table-cell>
          <table:table-cell table:style-name="ce2" office:value-type="string">
            <text:p>TANTALUM 4.7UF 10V 10% RADIAL, 0.098” LS</text:p>
          </table:table-cell>
          <table:table-cell table:style-name="ce34" office:value-type="string">
            <text:p>Tantalum</text:p>
          </table:table-cell>
          <table:table-cell table:style-name="ce43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AVX Corporation</text:p>
          </table:table-cell>
          <table:table-cell table:style-name="ce45" office:value-type="string">
            <text:p>TAP475K010SCS</text:p>
          </table:table-cell>
          <table:table-cell table:style-name="ce27" office:value-type="string">
            <text:p><text:a xlink:href="http://search.digikey.com/us/en/products/TAP475K010SCS/478-1903-ND/564006">478-1903-ND</text:a></text:p>
          </table:table-cell>
          <table:table-cell table:style-name="ce70" office:value-type="currency" office:currency="USD" office:value="0.5">
            <text:p>$0.50</text:p>
          </table:table-cell>
          <table:table-cell table:style-name="ce70" table:formula="of:=([.F14]*[.K14])" office:value-type="currency" office:currency="USD" office:value="1">
            <text:p>$1.00</text:p>
          </table:table-cell>
          <table:table-cell table:style-name="ce70" table:formula="of:=([.A14]*[.K14])" office:value-type="currency" office:currency="USD" office:value="0.5">
            <text:p>$0.50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70"/>
          <table:table-cell table:style-name="ce2" table:number-columns-repeated="2"/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Diodes/LEDs</text:p>
          </table:table-cell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70"/>
          <table:table-cell table:style-name="ce2" table:number-columns-repeated="2"/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D1 (CEL)</text:p>
          </table:table-cell>
          <table:table-cell table:style-name="ce5" office:value-type="string">
            <text:p>LED-Yellow</text:p>
          </table:table-cell>
          <table:table-cell table:style-name="ce27" office:value-type="string">
            <text:p>LED SS 3MM 588NM YELLOW DIFF</text:p>
          </table:table-cell>
          <table:table-cell table:style-name="ce34" office:value-type="string">
            <text:p>3mm-LED</text:p>
          </table:table-cell>
          <table:table-cell table:style-name="ce43" office:value-type="float" office:value="6">
            <text:p>6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Kingbright Corp</text:p>
          </table:table-cell>
          <table:table-cell table:style-name="ce45" office:value-type="string">
            <text:p>WP132XYD</text:p>
          </table:table-cell>
          <table:table-cell table:style-name="ce27" office:value-type="string">
            <text:p><text:a xlink:href="http://search.digikey.com/us/en/products/WP132XYD/754-1212-ND/1747611">754-1212-ND</text:a></text:p>
          </table:table-cell>
          <table:table-cell table:style-name="ce70" office:value-type="currency" office:currency="USD" office:value="0.15">
            <text:p>$0.15</text:p>
          </table:table-cell>
          <table:table-cell table:style-name="ce70" table:formula="of:=([.F17]*[.K17])" office:value-type="currency" office:currency="USD" office:value="0.9">
            <text:p>$0.90</text:p>
          </table:table-cell>
          <table:table-cell table:style-name="ce70" table:formula="of:=([.A17]*[.K17])" office:value-type="currency" office:currency="USD" office:value="0.15">
            <text:p>$0.15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D2</text:p>
          </table:table-cell>
          <table:table-cell table:style-name="ce5" office:value-type="string">
            <text:p>1N5919BG</text:p>
          </table:table-cell>
          <table:table-cell table:style-name="ce5" office:value-type="string">
            <text:p>DIODE ZENER 5.6V 3W DO-41</text:p>
          </table:table-cell>
          <table:table-cell table:style-name="ce34" office:value-type="string">
            <text:p>DO-41</text:p>
          </table:table-cell>
          <table:table-cell table:style-name="ce43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ON Semiconductor</text:p>
          </table:table-cell>
          <table:table-cell table:style-name="ce45" office:value-type="string">
            <text:p>1N5919BG</text:p>
          </table:table-cell>
          <table:table-cell table:style-name="ce27" office:value-type="string">
            <text:p><text:a xlink:href="http://search.digikey.com/us/en/products/1N5919BG/1N5919BGOS-ND/1474237">1N5919BGOS-ND</text:a></text:p>
          </table:table-cell>
          <table:table-cell table:style-name="ce70" office:value-type="currency" office:currency="USD" office:value="0.46">
            <text:p>$0.46</text:p>
          </table:table-cell>
          <table:table-cell table:style-name="ce70" table:formula="of:=([.F18]*[.K18])" office:value-type="currency" office:currency="USD" office:value="0.92">
            <text:p>$0.92</text:p>
          </table:table-cell>
          <table:table-cell table:style-name="ce70" table:formula="of:=([.A18]*[.K18])" office:value-type="currency" office:currency="USD" office:value="0.92">
            <text:p>$0.92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0" office:value-type="string">
            <text:p>D4,5,33,34</text:p>
          </table:table-cell>
          <table:table-cell table:style-name="ce5" office:value-type="string">
            <text:p>LED-Green</text:p>
          </table:table-cell>
          <table:table-cell table:style-name="ce5" office:value-type="string">
            <text:p>LED SS 3MM 568NM GREEN DIFF</text:p>
          </table:table-cell>
          <table:table-cell table:style-name="ce34" office:value-type="string">
            <text:p>3mm-LED</text:p>
          </table:table-cell>
          <table:table-cell table:style-name="ce43" office:value-type="float" office:value="8">
            <text:p>8</text:p>
          </table:table-cell>
          <table:table-cell table:style-name="ce45" office:value-type="float" office:value="4">
            <text:p>4</text:p>
          </table:table-cell>
          <table:table-cell table:style-name="ce45" office:value-type="string">
            <text:p>Kingbright Corp</text:p>
          </table:table-cell>
          <table:table-cell table:style-name="ce45" office:value-type="string">
            <text:p>WP132XGD</text:p>
          </table:table-cell>
          <table:table-cell table:style-name="ce58" office:value-type="string">
            <text:p><text:a xlink:href="http://search.digikey.com/us/en/products/WP132XGD/754-1210-ND/1747609">754-1210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0" table:formula="of:=([.F19]*[.K19])" office:value-type="currency" office:currency="USD" office:value="1.12">
            <text:p>$1.12</text:p>
          </table:table-cell>
          <table:table-cell table:style-name="ce70" table:formula="of:=([.A19]*[.K19])" office:value-type="currency" office:currency="USD" office:value="0.56">
            <text:p>$0.56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10" office:value-type="string">
            <text:p>D6,7,8,9,10,11,12,13,14,15,16,17,45,46</text:p>
          </table:table-cell>
          <table:table-cell table:style-name="ce5" office:value-type="string">
            <text:p>1N5818-TP</text:p>
          </table:table-cell>
          <table:table-cell table:style-name="ce5" office:value-type="string">
            <text:p>DIODE SCHOTTKY 1A 30V DO41</text:p>
          </table:table-cell>
          <table:table-cell table:style-name="ce34" office:value-type="string">
            <text:p>DO-41</text:p>
          </table:table-cell>
          <table:table-cell table:style-name="ce43" office:value-type="float" office:value="28">
            <text:p>28</text:p>
          </table:table-cell>
          <table:table-cell table:style-name="ce45" office:value-type="float" office:value="14">
            <text:p>14</text:p>
          </table:table-cell>
          <table:table-cell table:style-name="ce45" office:value-type="string">
            <text:p>Micro Commercial Co</text:p>
          </table:table-cell>
          <table:table-cell table:style-name="ce45" office:value-type="string">
            <text:p>1N5818-TP</text:p>
          </table:table-cell>
          <table:table-cell table:style-name="ce27" office:value-type="string">
            <text:p><text:a xlink:href="http://search.digikey.com/us/en/products/1N5818-TP/1N5818-TPCT-ND/950587">1N5818-TPCT-ND</text:a></text:p>
          </table:table-cell>
          <table:table-cell table:style-name="ce70" office:value-type="currency" office:currency="USD" office:value="0.3">
            <text:p>$0.30</text:p>
          </table:table-cell>
          <table:table-cell table:style-name="ce70" table:formula="of:=([.F20]*[.K20])" office:value-type="currency" office:currency="USD" office:value="8.4">
            <text:p>$8.40</text:p>
          </table:table-cell>
          <table:table-cell table:style-name="ce70" table:formula="of:=([.A20]*[.K20])" office:value-type="currency" office:currency="USD" office:value="4.2">
            <text:p>$4.20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0" office:value-type="string">
            <text:p>D18,19,20,21,22,23,30,35,36,39,41</text:p>
          </table:table-cell>
          <table:table-cell table:style-name="ce5" office:value-type="string">
            <text:p>LED-Red</text:p>
          </table:table-cell>
          <table:table-cell table:style-name="ce5" office:value-type="string">
            <text:p>LED SS 3MM 625NM RED DIFF</text:p>
          </table:table-cell>
          <table:table-cell table:style-name="ce34" office:value-type="string">
            <text:p>3mm-LED</text:p>
          </table:table-cell>
          <table:table-cell table:style-name="ce43" office:value-type="float" office:value="22">
            <text:p>22</text:p>
          </table:table-cell>
          <table:table-cell table:style-name="ce45" office:value-type="float" office:value="11">
            <text:p>11</text:p>
          </table:table-cell>
          <table:table-cell table:style-name="ce45" office:value-type="string">
            <text:p>Kingbright Corp</text:p>
          </table:table-cell>
          <table:table-cell table:style-name="ce45" office:value-type="string">
            <text:p>WP132XID</text:p>
          </table:table-cell>
          <table:table-cell table:style-name="ce58" office:value-type="string">
            <text:p><text:a xlink:href="http://search.digikey.com/us/en/products/WP132XID/754-1211-ND/1747610">754-1211-ND</text:a></text:p>
          </table:table-cell>
          <table:table-cell table:style-name="ce70" office:value-type="currency" office:currency="USD" office:value="0.104">
            <text:p>$0.10</text:p>
          </table:table-cell>
          <table:table-cell table:style-name="ce70" table:formula="of:=([.F21]*[.K21])" office:value-type="currency" office:currency="USD" office:value="2.288">
            <text:p>$2.29</text:p>
          </table:table-cell>
          <table:table-cell table:style-name="ce70" table:formula="of:=([.A21]*[.K21])" office:value-type="currency" office:currency="USD" office:value="1.144">
            <text:p>$1.14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0" office:value-type="string">
            <text:p>D24,25,26,27,28,29,31,37,38,40,42</text:p>
          </table:table-cell>
          <table:table-cell table:style-name="ce5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4" office:value-type="string">
            <text:p>DO-35</text:p>
          </table:table-cell>
          <table:table-cell table:style-name="ce5" office:value-type="float" office:value="22">
            <text:p>22</text:p>
          </table:table-cell>
          <table:table-cell table:style-name="ce45" office:value-type="float" office:value="11">
            <text:p>11</text:p>
          </table:table-cell>
          <table:table-cell table:style-name="ce45" office:value-type="string">
            <text:p>Fairchild Semiconductor</text:p>
          </table:table-cell>
          <table:table-cell table:style-name="ce45" office:value-type="string">
            <text:p>1N4148TA</text:p>
          </table:table-cell>
          <table:table-cell table:style-name="ce27" office:value-type="string">
            <text:p><text:a xlink:href="http://search.digikey.com/us/en/products/1N4148TA/1N4148TACT-ND/1532747">1N4148TACT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0" table:formula="of:=([.F22]*[.K22])" office:value-type="currency" office:currency="USD" office:value="3.08">
            <text:p>$3.08</text:p>
          </table:table-cell>
          <table:table-cell table:style-name="ce70" table:formula="of:=([.A22]*[.K22])" office:value-type="currency" office:currency="USD" office:value="0.98">
            <text:p>$0.98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70"/>
          <table:table-cell table:style-name="ce2" table:number-columns-repeated="2"/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Connectors/Jacks</text:p>
          </table:table-cell>
          <table:table-cell table:style-name="ce20"/>
          <table:table-cell table:style-name="ce5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70"/>
          <table:table-cell table:style-name="ce2" table:number-columns-repeated="2"/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J1</text:p>
          </table:table-cell>
          <table:table-cell table:style-name="ce5" office:value-type="string">
            <text:p>USB-B</text:p>
          </table:table-cell>
          <table:table-cell table:style-name="ce21" office:value-type="string">
            <text:p>CONN USB RT ANG RECPT TYPE B BLK</text:p>
          </table:table-cell>
          <table:table-cell table:style-name="ce34"/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Molex Inc</text:p>
          </table:table-cell>
          <table:table-cell table:style-name="ce45" office:value-type="string">
            <text:p>67068-8000</text:p>
          </table:table-cell>
          <table:table-cell table:style-name="ce58" office:value-type="string">
            <text:p><text:a xlink:href="http://search.digikey.com/us/en/products/67068-8000/WM17113-ND/773801">WM17113-ND</text:a></text:p>
          </table:table-cell>
          <table:table-cell table:style-name="ce70" office:value-type="currency" office:currency="USD" office:value="1.79">
            <text:p>$1.79</text:p>
          </table:table-cell>
          <table:table-cell table:style-name="ce70" table:formula="of:=([.F25]*[.K25])" office:value-type="currency" office:currency="USD" office:value="0">
            <text:p>$0.00</text:p>
          </table:table-cell>
          <table:table-cell table:style-name="ce70" table:formula="of:=([.A25]*[.K25])" office:value-type="currency" office:currency="USD" office:value="1.79">
            <text:p>$1.79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J2</text:p>
          </table:table-cell>
          <table:table-cell table:style-name="ce5" office:value-type="string">
            <text:p>USB-B Mini</text:p>
          </table:table-cell>
          <table:table-cell table:style-name="ce21" office:value-type="string">
            <text:p>CONN USB RECEPTACLE 5POS RT ANG</text:p>
          </table:table-cell>
          <table:table-cell table:style-name="ce34"/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Molex Inc</text:p>
          </table:table-cell>
          <table:table-cell table:style-name="ce45" office:value-type="string">
            <text:p>54819-0519</text:p>
          </table:table-cell>
          <table:table-cell table:style-name="ce61" office:value-type="string">
            <text:p><text:a xlink:href="http://search.digikey.com/us/en/products/54819-0519/WM17115-ND/773802">WM17115-ND</text:a></text:p>
          </table:table-cell>
          <table:table-cell table:style-name="ce70" office:value-type="currency" office:currency="USD" office:value="1.79">
            <text:p>$1.79</text:p>
          </table:table-cell>
          <table:table-cell table:style-name="ce70" table:formula="of:=([.F26]*[.K26])" office:value-type="currency" office:currency="USD" office:value="0">
            <text:p>$0.00</text:p>
          </table:table-cell>
          <table:table-cell table:style-name="ce70" table:formula="of:=([.A26]*[.K26])" office:value-type="currency" office:currency="USD" office:value="1.79">
            <text:p>$1.79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PLUG</text:p>
          </table:table-cell>
          <table:table-cell table:style-name="ce5" office:value-type="string">
            <text:p>TE Connectivity Plug</text:p>
          </table:table-cell>
          <table:table-cell table:style-name="ce21" office:value-type="string">
            <text:p>Automotive Connectors 35 POS AMP SEAL PLUG</text:p>
          </table:table-cell>
          <table:table-cell table:style-name="ce34" office:value-type="string">
            <text:p>Mouser</text:p>
          </table:table-cell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TE Connectivity/AMP</text:p>
          </table:table-cell>
          <table:table-cell table:style-name="ce45" office:value-type="string">
            <text:p>1-776231-2</text:p>
          </table:table-cell>
          <table:table-cell table:style-name="ce60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70" office:value-type="currency" office:currency="USD" office:value="14">
            <text:p>$14.00</text:p>
          </table:table-cell>
          <table:table-cell table:style-name="ce70" table:formula="of:=([.F27]*[.K27])" office:value-type="currency" office:currency="USD" office:value="0">
            <text:p>$0.00</text:p>
          </table:table-cell>
          <table:table-cell table:style-name="ce70" table:formula="of:=([.A27]*[.K27])" office:value-type="currency" office:currency="USD" office:value="14">
            <text:p>$14.00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J3</text:p>
          </table:table-cell>
          <table:table-cell table:style-name="ce5" office:value-type="string">
            <text:p>TE Connectivity Header</text:p>
          </table:table-cell>
          <table:table-cell table:style-name="ce21" office:value-type="string">
            <text:p>Automotive Connectors 35P AMPSEAL HDR ASSM NAT </text:p>
          </table:table-cell>
          <table:table-cell table:style-name="ce34" office:value-type="string">
            <text:p>Mouser</text:p>
          </table:table-cell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TE Connectivity/AMP</text:p>
          </table:table-cell>
          <table:table-cell table:style-name="ce45" office:value-type="string">
            <text:p>1-7766163-2</text:p>
          </table:table-cell>
          <table:table-cell table:style-name="ce62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70" office:value-type="currency" office:currency="USD" office:value="11.46">
            <text:p>$11.46</text:p>
          </table:table-cell>
          <table:table-cell table:style-name="ce70" table:formula="of:=([.F28]*[.K28])" office:value-type="currency" office:currency="USD" office:value="0">
            <text:p>$0.00</text:p>
          </table:table-cell>
          <table:table-cell table:style-name="ce70" table:formula="of:=([.A28]*[.K28])" office:value-type="currency" office:currency="USD" office:value="11.46">
            <text:p>$11.46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10" office:value-type="string">
            <text:p>Contacts for PLUG</text:p>
          </table:table-cell>
          <table:table-cell table:style-name="ce5" office:value-type="string">
            <text:p>TE Connectivity Contacts</text:p>
          </table:table-cell>
          <table:table-cell table:style-name="ce21" office:value-type="string">
            <text:p>Automotive Connectors AMPSEAL CONTACT</text:p>
          </table:table-cell>
          <table:table-cell table:style-name="ce34" office:value-type="string">
            <text:p>Mouser</text:p>
          </table:table-cell>
          <table:table-cell table:style-name="ce5"/>
          <table:table-cell table:style-name="ce45" office:value-type="float" office:value="40">
            <text:p>40</text:p>
          </table:table-cell>
          <table:table-cell table:style-name="ce45" office:value-type="string">
            <text:p>TE Connectivity/AMP</text:p>
          </table:table-cell>
          <table:table-cell table:style-name="ce45" office:value-type="string">
            <text:p>770854-3</text:p>
          </table:table-cell>
          <table:table-cell table:style-name="ce60" office:value-type="string">
            <text:p><text:a xlink:href="http://www.mouser.com/ProductDetail/TE-Connectivity/770854-3/?qs=VZ9FDhhp7Snbed9QfbsDdg%3D%3D">770854-3</text:a></text:p>
          </table:table-cell>
          <table:table-cell table:style-name="ce70" office:value-type="currency" office:currency="USD" office:value="0.68">
            <text:p>$0.68</text:p>
          </table:table-cell>
          <table:table-cell table:style-name="ce70" table:formula="of:=([.F29]*[.K29])" office:value-type="currency" office:currency="USD" office:value="0">
            <text:p>$0.00</text:p>
          </table:table-cell>
          <table:table-cell table:style-name="ce70" table:formula="of:=([.A29]*[.K29])" office:value-type="currency" office:currency="USD" office:value="27.2">
            <text:p>$27.20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0" office:value-type="string">
            <text:p>Seal Plug for Used Positions</text:p>
          </table:table-cell>
          <table:table-cell table:style-name="ce5" office:value-type="string">
            <text:p>TE Connectivity Seal Plug</text:p>
          </table:table-cell>
          <table:table-cell table:style-name="ce21" office:value-type="string">
            <text:p>AMPSEAL Accessory: SEAL PLUG</text:p>
          </table:table-cell>
          <table:table-cell table:style-name="ce34" office:value-type="string">
            <text:p>Mouser</text:p>
          </table:table-cell>
          <table:table-cell table:style-name="ce5"/>
          <table:table-cell table:style-name="ce45" office:value-type="float" office:value="10">
            <text:p>10</text:p>
          </table:table-cell>
          <table:table-cell table:style-name="ce45" office:value-type="string">
            <text:p>TE Connectivity/AMP</text:p>
          </table:table-cell>
          <table:table-cell table:style-name="ce45" office:value-type="string">
            <text:p>770678-1</text:p>
          </table:table-cell>
          <table:table-cell table:style-name="ce60" office:value-type="string">
            <text:p><text:a xlink:href="http://www.mouser.com/ProductDetail/TE-Connectivity/770678-1/?qs=bVE8zYB%2Fq2c7eY42IkyCvQ%3D%3D">770678-1</text:a></text:p>
          </table:table-cell>
          <table:table-cell table:style-name="ce70" office:value-type="currency" office:currency="USD" office:value="0.22">
            <text:p>$0.22</text:p>
          </table:table-cell>
          <table:table-cell table:style-name="ce70" table:formula="of:=([.F30]*[.K30])" office:value-type="currency" office:currency="USD" office:value="0">
            <text:p>$0.00</text:p>
          </table:table-cell>
          <table:table-cell table:style-name="ce70" table:formula="of:=([.A30]*[.K30])" office:value-type="currency" office:currency="USD" office:value="2.2">
            <text:p>$2.20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/>
          <table:table-cell table:style-name="ce21"/>
          <table:table-cell table:style-name="ce34"/>
          <table:table-cell table:style-name="ce5"/>
          <table:table-cell table:style-name="ce45" table:number-columns-repeated="3"/>
          <table:table-cell table:style-name="ce60"/>
          <table:table-cell table:style-name="ce70" table:number-columns-repeated="3"/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MOV1</text:p>
          </table:table-cell>
          <table:table-cell table:style-name="ce5" office:value-type="string">
            <text:p>Surge Protection</text:p>
          </table:table-cell>
          <table:table-cell table:style-name="ce21" office:value-type="string">
            <text:p>SURGE ABSORBER 14MM 22V 1000A ZNR</text:p>
          </table:table-cell>
          <table:table-cell table:style-name="ce34" office:value-type="string">
            <text:p>Disc 14mm</text:p>
          </table:table-cell>
          <table:table-cell table:style-name="ce43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Panasonic - ECG</text:p>
          </table:table-cell>
          <table:table-cell table:style-name="ce45" office:value-type="string">
            <text:p>ERZ-V14D220</text:p>
          </table:table-cell>
          <table:table-cell table:style-name="ce60" office:value-type="string">
            <text:p><text:a xlink:href="http://search.digikey.com/us/en/products/ERZ-V14D220/P7307-ND/227567">P7307-ND</text:a></text:p>
          </table:table-cell>
          <table:table-cell table:style-name="ce70" office:value-type="currency" office:currency="USD" office:value="0.72">
            <text:p>$0.72</text:p>
          </table:table-cell>
          <table:table-cell table:style-name="ce70" table:formula="of:=([.F32]*[.K32])" office:value-type="currency" office:currency="USD" office:value="1.44">
            <text:p>$1.44</text:p>
          </table:table-cell>
          <table:table-cell table:style-name="ce70" table:formula="of:=([.A32]*[.K32])" office:value-type="currency" office:currency="USD" office:value="0.72">
            <text:p>$0.72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70" table:number-columns-repeated="3"/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Pin Headers</text:p>
          </table:table-cell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70"/>
          <table:table-cell table:style-name="ce2" table:number-columns-repeated="2"/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Load1,P20,21,JP1,JP2</text:p>
          </table:table-cell>
          <table:table-cell table:style-name="ce5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4"/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Samtec Inc</text:p>
          </table:table-cell>
          <table:table-cell table:style-name="ce45" office:value-type="string">
            <text:p>TSW-150-07-L-S</text:p>
          </table:table-cell>
          <table:table-cell table:style-name="ce27" office:value-type="string">
            <text:p><text:a xlink:href="http://search.digikey.com/us/en/products/TSW-150-07-L-S/SAM1031-50-ND/1101377">SAM1031-50-ND</text:a></text:p>
          </table:table-cell>
          <table:table-cell table:style-name="ce70" office:value-type="currency" office:currency="USD" office:value="3.11">
            <text:p>$3.11</text:p>
          </table:table-cell>
          <table:table-cell table:style-name="ce70" table:formula="of:=([.F35]*[.K35])" office:value-type="currency" office:currency="USD" office:value="0">
            <text:p>$0.00</text:p>
          </table:table-cell>
          <table:table-cell table:style-name="ce70" table:formula="of:=([.A35]*[.K35])" office:value-type="currency" office:currency="USD" office:value="3.11">
            <text:p>$3.11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BDM 3x2 0.100” Pin Header</text:p>
          </table:table-cell>
          <table:table-cell table:style-name="ce5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4"/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Samtec Inc</text:p>
          </table:table-cell>
          <table:table-cell table:style-name="ce45" office:value-type="string">
            <text:p>TSW-117-07-L-D</text:p>
          </table:table-cell>
          <table:table-cell table:style-name="ce27" office:value-type="string">
            <text:p><text:a xlink:href="http://search.digikey.com/us/en/products/TSW-117-07-L-D/TSW-117-07-L-D-ND/2796113">TSW-117-07-L-D-ND</text:a></text:p>
          </table:table-cell>
          <table:table-cell table:style-name="ce70" office:value-type="currency" office:currency="USD" office:value="2.13">
            <text:p>$2.13</text:p>
          </table:table-cell>
          <table:table-cell table:style-name="ce70" table:formula="of:=([.F36]*[.K36])" office:value-type="currency" office:currency="USD" office:value="0">
            <text:p>$0.00</text:p>
          </table:table-cell>
          <table:table-cell table:style-name="ce70" table:formula="of:=([.A36]*[.K36])" office:value-type="currency" office:currency="USD" office:value="2.13">
            <text:p>$2.13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70"/>
          <table:table-cell table:style-name="ce2" table:number-columns-repeated="2"/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MOSFETs</text:p>
          </table:table-cell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70"/>
          <table:table-cell table:style-name="ce2" table:number-columns-repeated="2"/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0" office:value-type="string">
            <text:p>Q1,2,3,4,5,6,7,8,9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36" office:value-type="string">
            <text:p>DPAK</text:p>
          </table:table-cell>
          <table:table-cell table:style-name="ce5"/>
          <table:table-cell table:style-name="ce45" office:value-type="float" office:value="8">
            <text:p>8</text:p>
          </table:table-cell>
          <table:table-cell table:style-name="ce45" office:value-type="string">
            <text:p>STMicroelectronics</text:p>
          </table:table-cell>
          <table:table-cell table:style-name="ce45" office:value-type="string">
            <text:p>VND7NV04</text:p>
          </table:table-cell>
          <table:table-cell table:style-name="ce27" office:value-type="string">
            <text:p><text:a xlink:href="http://search.digikey.com/us/en/products/VND7NV04/497-2669-5-ND/603694">497-2669-5-ND</text:a></text:p>
          </table:table-cell>
          <table:table-cell table:style-name="ce70" office:value-type="currency" office:currency="USD" office:value="1.71">
            <text:p>$1.71</text:p>
          </table:table-cell>
          <table:table-cell table:style-name="ce70" table:formula="of:=([.F39]*[.K39])" office:value-type="currency" office:currency="USD" office:value="0">
            <text:p>$0.00</text:p>
          </table:table-cell>
          <table:table-cell table:style-name="ce70" table:formula="of:=([.A39]*[.K39])" office:value-type="currency" office:currency="USD" office:value="13.68">
            <text:p>$13.68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0" office:value-type="string">
            <text:p>Q7,10,11</text:p>
          </table:table-cell>
          <table:table-cell table:style-name="ce21" office:value-type="string">
            <text:p>VNN7NV0413TR</text:p>
          </table:table-cell>
          <table:table-cell table:style-name="ce27" office:value-type="string">
            <text:p>MOSFET N-CH 40V 6A VNN7NV0413TR 60mOhm</text:p>
          </table:table-cell>
          <table:table-cell table:style-name="ce36" office:value-type="string">
            <text:p>SOT-223</text:p>
          </table:table-cell>
          <table:table-cell table:style-name="ce5"/>
          <table:table-cell table:style-name="ce45" office:value-type="float" office:value="3">
            <text:p>3</text:p>
          </table:table-cell>
          <table:table-cell table:style-name="ce45" office:value-type="string">
            <text:p>STMicroelectronics</text:p>
          </table:table-cell>
          <table:table-cell table:style-name="ce45" office:value-type="string">
            <text:p>VNN7NV0413TR</text:p>
          </table:table-cell>
          <table:table-cell table:style-name="ce27" office:value-type="string">
            <text:p><text:a xlink:href="http://search.digikey.com/us/en/products/VNN7NV0413TR/497-2519-1-ND/603901">497-2519-1-ND</text:a></text:p>
          </table:table-cell>
          <table:table-cell table:style-name="ce70" office:value-type="currency" office:currency="USD" office:value="1.84">
            <text:p>$1.84</text:p>
          </table:table-cell>
          <table:table-cell table:style-name="ce70" table:formula="of:=([.F40]*[.K40])" office:value-type="currency" office:currency="USD" office:value="0">
            <text:p>$0.00</text:p>
          </table:table-cell>
          <table:table-cell table:style-name="ce70" table:formula="of:=([.A40]*[.K40])" office:value-type="currency" office:currency="USD" office:value="5.52">
            <text:p>$5.52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70"/>
          <table:table-cell table:style-name="ce2" table:number-columns-repeated="2"/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Resistors</text:p>
          </table:table-cell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70"/>
          <table:table-cell table:style-name="ce2" table:number-columns-repeated="2"/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10" office:value-type="string">
            <text:p>R1,2,3,4,5,8,11,12,16,17,18,19,59,60</text:p>
          </table:table-cell>
          <table:table-cell table:style-name="ce5" office:value-type="string">
            <text:p>10k</text:p>
          </table:table-cell>
          <table:table-cell table:style-name="ce21" office:value-type="string">
            <text:p>RES 10.0K OHM 1/4W 1% METAL FILM</text:p>
          </table:table-cell>
          <table:table-cell table:style-name="ce34"/>
          <table:table-cell table:style-name="ce43" office:value-type="float" office:value="50">
            <text:p>50</text:p>
          </table:table-cell>
          <table:table-cell table:style-name="ce45" office:value-type="float" office:value="15">
            <text:p>15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R-25FBF-10K0</text:p>
          </table:table-cell>
          <table:table-cell table:style-name="ce27" office:value-type="string">
            <text:p><text:a xlink:href="http://search.digikey.com/us/en/products/MFR-25FBF-10K0/10.0KXBK-ND/13219">10.0KXBK-ND</text:a></text:p>
          </table:table-cell>
          <table:table-cell table:style-name="ce70" office:value-type="currency" office:currency="USD" office:value="0.091">
            <text:p>$0.09</text:p>
          </table:table-cell>
          <table:table-cell table:style-name="ce70" table:formula="of:=([.F43]*[.K43])" office:value-type="currency" office:currency="USD" office:value="4.55">
            <text:p>$4.55</text:p>
          </table:table-cell>
          <table:table-cell table:style-name="ce70" table:formula="of:=([.A43]*[.K43])" office:value-type="currency" office:currency="USD" office:value="1.274">
            <text:p>$1.27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2" office:value-type="string">
            <text:p>R16,17,18,19</text:p>
          </table:table-cell>
          <table:table-cell table:style-name="ce22" office:value-type="string">
            <text:p>10k</text:p>
          </table:table-cell>
          <table:table-cell table:style-name="ce29" office:value-type="string">
            <text:p>RES 10.0K OHM 1/2W 1% METAL FILM</text:p>
          </table:table-cell>
          <table:table-cell table:style-name="ce37" office:value-type="string">
            <text:p>If using VR inputs</text:p>
          </table:table-cell>
          <table:table-cell table:style-name="ce22"/>
          <table:table-cell table:style-name="ce47" office:value-type="float" office:value="0">
            <text:p>0</text:p>
          </table:table-cell>
          <table:table-cell table:style-name="ce47" office:value-type="string">
            <text:p>Vishay/BC Components</text:p>
          </table:table-cell>
          <table:table-cell table:style-name="ce47" office:value-type="string">
            <text:p>SFR16S0001002FR500</text:p>
          </table:table-cell>
          <table:table-cell table:style-name="ce63" office:value-type="string">
            <text:p><text:a xlink:href="http://search.digikey.com/us/en/products/SFR16S0001002FR500/PPC10.0KXCT-ND/594695">PPC10.0KXCT-ND</text:a></text:p>
          </table:table-cell>
          <table:table-cell table:style-name="ce72" office:value-type="currency" office:currency="USD" office:value="0.23">
            <text:p>$0.23</text:p>
          </table:table-cell>
          <table:table-cell table:style-name="ce72" table:formula="of:=([.F44]*[.K44])" office:value-type="currency" office:currency="USD" office:value="0">
            <text:p>$0.00</text:p>
          </table:table-cell>
          <table:table-cell table:style-name="ce72" table:formula="of:=([.A44]*[.K44])" office:value-type="currency" office:currency="USD" office:value="0">
            <text:p>$0.00</text:p>
          </table:table-cell>
          <table:table-cell table:style-name="ce12" office:value-type="string">
            <text:p>Only purchase if using VR input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R6</text:p>
          </table:table-cell>
          <table:table-cell table:style-name="ce5" office:value-type="string">
            <text:p>3.3k</text:p>
          </table:table-cell>
          <table:table-cell table:style-name="ce27" office:value-type="string">
            <text:p>RES METAL FILM 1/4W 3.3K OHM 1% AXIAL</text:p>
          </table:table-cell>
          <table:table-cell table:style-name="ce34"/>
          <table:table-cell table:style-name="ce43" office:value-type="float" office:value="4">
            <text:p>4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Stackpole Electronics Inc</text:p>
          </table:table-cell>
          <table:table-cell table:style-name="ce45" office:value-type="string">
            <text:p>RNMF14FTC3K30</text:p>
          </table:table-cell>
          <table:table-cell table:style-name="ce27" office:value-type="string">
            <text:p><text:a xlink:href="http://search.digikey.com/us/en/products/RNMF14FTC3K30/S3.3KCACT-ND/2617498">S3.3KCACT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0" table:formula="of:=([.F45]*[.K45])" office:value-type="currency" office:currency="USD" office:value="0.56">
            <text:p>$0.56</text:p>
          </table:table-cell>
          <table:table-cell table:style-name="ce70" table:formula="of:=([.A45]*[.K45])" office:value-type="currency" office:currency="USD" office:value="0.14">
            <text:p>$0.14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13" office:value-type="string">
            <text:p>R7,13,14,21,22,30,41,42,43,44,45,46,54,64,70,71,74,78,80,81</text:p>
          </table:table-cell>
          <table:table-cell table:style-name="ce5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4"/>
          <table:table-cell table:style-name="ce43" office:value-type="float" office:value="50">
            <text:p>50</text:p>
          </table:table-cell>
          <table:table-cell table:style-name="ce45" office:value-type="float" office:value="20">
            <text:p>20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R-25FBF-1K00</text:p>
          </table:table-cell>
          <table:table-cell table:style-name="ce27" office:value-type="string">
            <text:p><text:a xlink:href="http://search.digikey.com/us/en/products/MFR-25FBF-1K00/1.00KXBK-ND/13011">1.00KXBK-ND</text:a></text:p>
          </table:table-cell>
          <table:table-cell table:style-name="ce70" office:value-type="currency" office:currency="USD" office:value="0.091">
            <text:p>$0.09</text:p>
          </table:table-cell>
          <table:table-cell table:style-name="ce70" table:formula="of:=([.F46]*[.K46])" office:value-type="currency" office:currency="USD" office:value="4.55">
            <text:p>$4.55</text:p>
          </table:table-cell>
          <table:table-cell table:style-name="ce70" table:formula="of:=([.A46]*[.K46])" office:value-type="currency" office:currency="USD" office:value="1.638">
            <text:p>$1.64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10" office:value-type="string">
            <text:p>R9,10,47,48,49,50,51,52,53,55,56,61,66,67,72</text:p>
          </table:table-cell>
          <table:table-cell table:style-name="ce5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4"/>
          <table:table-cell table:style-name="ce43" office:value-type="float" office:value="40">
            <text:p>40</text:p>
          </table:table-cell>
          <table:table-cell table:style-name="ce45" office:value-type="float" office:value="20">
            <text:p>20</text:p>
          </table:table-cell>
          <table:table-cell table:style-name="ce45" office:value-type="string">
            <text:p>Stackpole Electronics Inc</text:p>
          </table:table-cell>
          <table:table-cell table:style-name="ce45" office:value-type="string">
            <text:p>RNMF14FTC2K40</text:p>
          </table:table-cell>
          <table:table-cell table:style-name="ce62" office:value-type="string">
            <text:p><text:a xlink:href="http://search.digikey.com/us/en/products/RNMF14FTC2K40/S2.4KCACT-ND/2617482">S2.4KCACT-ND</text:a></text:p>
          </table:table-cell>
          <table:table-cell table:style-name="ce70" office:value-type="currency" office:currency="USD" office:value="0.095">
            <text:p>$0.10</text:p>
          </table:table-cell>
          <table:table-cell table:style-name="ce70" table:formula="of:=([.F47]*[.K47])" office:value-type="currency" office:currency="USD" office:value="3.8">
            <text:p>$3.80</text:p>
          </table:table-cell>
          <table:table-cell table:style-name="ce70" table:formula="of:=([.A47]*[.K47])" office:value-type="currency" office:currency="USD" office:value="1.52">
            <text:p>$1.52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1" office:value-type="string">
            <text:p>R15,26,27,28,32,33,34,57,58,65,82</text:p>
          </table:table-cell>
          <table:table-cell table:style-name="ce5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4"/>
          <table:table-cell table:style-name="ce43" office:value-type="float" office:value="22">
            <text:p>22</text:p>
          </table:table-cell>
          <table:table-cell table:style-name="ce45" office:value-type="float" office:value="11">
            <text:p>11</text:p>
          </table:table-cell>
          <table:table-cell table:style-name="ce45" office:value-type="string">
            <text:p>Stackpole Electronics Inc</text:p>
          </table:table-cell>
          <table:table-cell table:style-name="ce45" office:value-type="string">
            <text:p>RNMF14FTC470R</text:p>
          </table:table-cell>
          <table:table-cell table:style-name="ce27" office:value-type="string">
            <text:p><text:a xlink:href="http://search.digikey.com/us/en/products/RNMF14FTC470R/S470CACT-ND/2617506">S470CACT-ND</text:a></text:p>
          </table:table-cell>
          <table:table-cell table:style-name="ce70" office:value-type="currency" office:currency="USD" office:value="0.095">
            <text:p>$0.10</text:p>
          </table:table-cell>
          <table:table-cell table:style-name="ce70" table:formula="of:=([.F48]*[.K48])" office:value-type="currency" office:currency="USD" office:value="2.09">
            <text:p>$2.09</text:p>
          </table:table-cell>
          <table:table-cell table:style-name="ce70" table:formula="of:=([.A48]*[.K48])" office:value-type="currency" office:currency="USD" office:value="1.045">
            <text:p>$1.05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2" office:value-type="string">
            <text:p>R20,23</text:p>
          </table:table-cell>
          <table:table-cell table:style-name="ce22" office:value-type="string">
            <text:p>5k</text:p>
          </table:table-cell>
          <table:table-cell table:style-name="ce30" office:value-type="string">
            <text:p>RES 5.0K OHM 1W 5% Wire Wound AXIAL</text:p>
          </table:table-cell>
          <table:table-cell table:style-name="ce37" office:value-type="string">
            <text:p>Not Needed for Hall</text:p>
          </table:table-cell>
          <table:table-cell table:style-name="ce22"/>
          <table:table-cell table:style-name="ce47" office:value-type="float" office:value="0">
            <text:p>0</text:p>
          </table:table-cell>
          <table:table-cell table:style-name="ce47" office:value-type="string">
            <text:p>Vishay/Dale</text:p>
          </table:table-cell>
          <table:table-cell table:style-name="ce47" office:value-type="string">
            <text:p>ALSR015K000JE12</text:p>
          </table:table-cell>
          <table:table-cell table:style-name="ce64" office:value-type="string">
            <text:p><text:a xlink:href="http://search.digikey.com/us/en/products/ALSR015K000JE12/ALSR1J-5.0K-ND/257101">ALSR1J-5.0K-ND</text:a></text:p>
          </table:table-cell>
          <table:table-cell table:style-name="ce72" office:value-type="currency" office:currency="USD" office:value="1.86">
            <text:p>$1.86</text:p>
          </table:table-cell>
          <table:table-cell table:style-name="ce72" table:formula="of:=([.F49]*[.K49])" office:value-type="currency" office:currency="USD" office:value="0">
            <text:p>$0.00</text:p>
          </table:table-cell>
          <table:table-cell table:style-name="ce72" table:formula="of:=([.G49]*[.K49])" office:value-type="currency" office:currency="USD" office:value="0">
            <text:p>$0.00</text:p>
          </table:table-cell>
          <table:table-cell table:style-name="ce12" office:value-type="string">
            <text:p>Only purchase if using VR input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0" office:value-type="string">
            <text:p>R24,25,31 | For GM sensors</text:p>
          </table:table-cell>
          <table:table-cell table:style-name="ce5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4" office:value-type="string">
            <text:p>For GM Sensors</text:p>
          </table:table-cell>
          <table:table-cell table:style-name="ce43" office:value-type="float" office:value="6">
            <text:p>6</text:p>
          </table:table-cell>
          <table:table-cell table:style-name="ce45" office:value-type="float" office:value="3">
            <text:p>3</text:p>
          </table:table-cell>
          <table:table-cell table:style-name="ce45" office:value-type="string">
            <text:p>TT Electronics/Welwyn</text:p>
          </table:table-cell>
          <table:table-cell table:style-name="ce45" office:value-type="string">
            <text:p>RC55Y-2K49BI</text:p>
          </table:table-cell>
          <table:table-cell table:style-name="ce27" office:value-type="string">
            <text:p><text:a xlink:href="http://search.digikey.com/us/en/products/RC55Y-2K49BI/985-1047-1-ND/2401912">985-1047-1-ND</text:a></text:p>
          </table:table-cell>
          <table:table-cell table:style-name="ce70" office:value-type="currency" office:currency="USD" office:value="1.29">
            <text:p>$1.29</text:p>
          </table:table-cell>
          <table:table-cell table:style-name="ce70" table:formula="of:=([.F50]*[.K50])" office:value-type="currency" office:currency="USD" office:value="7.74">
            <text:p>$7.74</text:p>
          </table:table-cell>
          <table:table-cell table:style-name="ce70" table:formula="of:=([.A50]*[.K50])" office:value-type="currency" office:currency="USD" office:value="3.87">
            <text:p>$3.87</text:p>
          </table:table-cell>
          <table:table-cell table:style-name="ce10" office:value-type="string">
            <text:p>Only purchase if using GM Sensor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most sensors</text:p>
          </table:table-cell>
          <table:table-cell table:style-name="ce23" office:value-type="string">
            <text:p>2.43k</text:p>
          </table:table-cell>
          <table:table-cell table:style-name="ce31" office:value-type="string">
            <text:p>RES 2.43K OHM 0.25W 0.1% METAL FILM</text:p>
          </table:table-cell>
          <table:table-cell table:style-name="ce38" office:value-type="string">
            <text:p>For Most Sensors</text:p>
          </table:table-cell>
          <table:table-cell table:style-name="ce23"/>
          <table:table-cell table:style-name="ce48" office:value-type="float" office:value="0">
            <text:p>0</text:p>
          </table:table-cell>
          <table:table-cell table:style-name="ce48" office:value-type="string">
            <text:p>TT Electronics/Welwyn</text:p>
          </table:table-cell>
          <table:table-cell table:style-name="ce48" office:value-type="string">
            <text:p>RC55Y-2K43BI</text:p>
          </table:table-cell>
          <table:table-cell table:style-name="ce65" office:value-type="string">
            <text:p><text:a xlink:href="http://search.digikey.com/us/en/products/RC55Y-2K43BI/985-1046-1-ND/2401911">985-1046-1-ND</text:a></text:p>
          </table:table-cell>
          <table:table-cell table:style-name="ce73" office:value-type="currency" office:currency="USD" office:value="1.29">
            <text:p>$1.29</text:p>
          </table:table-cell>
          <table:table-cell table:style-name="ce73" table:formula="of:=([.F51]*[.K51])" office:value-type="currency" office:currency="USD" office:value="0">
            <text:p>$0.00</text:p>
          </table:table-cell>
          <table:table-cell table:style-name="ce73" table:formula="of:=([.A51]*[.K51])" office:value-type="currency" office:currency="USD" office:value="0">
            <text:p>$0.00</text:p>
          </table:table-cell>
          <table:table-cell table:style-name="ce80" office:value-type="string">
            <text:p>Good compromise for most Sensor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Ford sensors</text:p>
          </table:table-cell>
          <table:table-cell table:style-name="ce23" office:value-type="string">
            <text:p>27.4k</text:p>
          </table:table-cell>
          <table:table-cell table:style-name="ce31" office:value-type="string">
            <text:p>RES 27.4K OHM 0.25W 0.1% METAL FILM AXL</text:p>
          </table:table-cell>
          <table:table-cell table:style-name="ce38" office:value-type="string">
            <text:p>For Ford Sensors</text:p>
          </table:table-cell>
          <table:table-cell table:style-name="ce23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style-name="ce48" office:value-type="string">
            <text:p>TT Electronics/Welwyn</text:p>
          </table:table-cell>
          <table:table-cell table:style-name="ce48" office:value-type="string">
            <text:p>RC55Y-27K4BI</text:p>
          </table:table-cell>
          <table:table-cell table:style-name="ce65" office:value-type="string">
            <text:p><text:a xlink:href="http://search.digikey.com/us/en/products/RC55Y-27K4BI/985-1069-1-ND/2401934">985-1069-1-ND</text:a></text:p>
          </table:table-cell>
          <table:table-cell table:style-name="ce73" office:value-type="currency" office:currency="USD" office:value="1.29">
            <text:p>$1.29</text:p>
          </table:table-cell>
          <table:table-cell table:style-name="ce73" table:formula="of:=([.F52]*[.K52])" office:value-type="currency" office:currency="USD" office:value="3.87">
            <text:p>$3.87</text:p>
          </table:table-cell>
          <table:table-cell table:style-name="ce73" table:formula="of:=([.A52]*[.K52])" office:value-type="currency" office:currency="USD" office:value="0">
            <text:p>$0.00</text:p>
          </table:table-cell>
          <table:table-cell table:style-name="ce80" office:value-type="string">
            <text:p>Only purchase if using Ford Sensor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MOPAR sensors</text:p>
          </table:table-cell>
          <table:table-cell table:style-name="ce23" office:value-type="string">
            <text:p>9.1k</text:p>
          </table:table-cell>
          <table:table-cell table:style-name="ce31" office:value-type="string">
            <text:p>RES 9.1K OHM 1/4W 0.1% METAL FILM AXL</text:p>
          </table:table-cell>
          <table:table-cell table:style-name="ce38" office:value-type="string">
            <text:p>For MOPAR Sensors</text:p>
          </table:table-cell>
          <table:table-cell table:style-name="ce23"/>
          <table:table-cell table:style-name="ce48" office:value-type="float" office:value="0">
            <text:p>0</text:p>
          </table:table-cell>
          <table:table-cell table:style-name="ce48" office:value-type="string">
            <text:p>Yageo</text:p>
          </table:table-cell>
          <table:table-cell table:style-name="ce48" office:value-type="string">
            <text:p>MFP-25BRD52-9K1</text:p>
          </table:table-cell>
          <table:table-cell table:style-name="ce65" office:value-type="string">
            <text:p><text:a xlink:href="http://search.digikey.com/us/en/products/MFP-25BRD52-9K1/9.1KADCT-ND/2059152">9.1KADCT-ND</text:a></text:p>
          </table:table-cell>
          <table:table-cell table:style-name="ce73" office:value-type="currency" office:currency="USD" office:value="0.437">
            <text:p>$0.44</text:p>
          </table:table-cell>
          <table:table-cell table:style-name="ce73" table:formula="of:=([.F53]*[.K53])" office:value-type="currency" office:currency="USD" office:value="0">
            <text:p>$0.00</text:p>
          </table:table-cell>
          <table:table-cell table:style-name="ce73" table:formula="of:=([.A53]*[.K53])" office:value-type="currency" office:currency="USD" office:value="0">
            <text:p>$0.00</text:p>
          </table:table-cell>
          <table:table-cell table:style-name="ce80" office:value-type="string">
            <text:p>Only purchase if using Mopar Sensor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R29</text:p>
          </table:table-cell>
          <table:table-cell table:style-name="ce5" office:value-type="string">
            <text:p>3.9k</text:p>
          </table:table-cell>
          <table:table-cell table:style-name="ce32" office:value-type="string">
            <text:p>RES 3.9K OHM 1/4W 0.1% METAL FILM AXL</text:p>
          </table:table-cell>
          <table:table-cell table:style-name="ce34"/>
          <table:table-cell table:style-name="ce43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P-25BRD52-3K9</text:p>
          </table:table-cell>
          <table:table-cell table:style-name="ce27" office:value-type="string">
            <text:p><text:a xlink:href="http://search.digikey.com/us/en/products/MFP-25BRD52-3K9/3.9KADCT-ND/2059137">3.9KADCT-ND</text:a></text:p>
          </table:table-cell>
          <table:table-cell table:style-name="ce70" office:value-type="currency" office:currency="USD" office:value="0.437">
            <text:p>$0.44</text:p>
          </table:table-cell>
          <table:table-cell table:style-name="ce70" table:formula="of:=([.F54]*[.K54])" office:value-type="currency" office:currency="USD" office:value="0.874">
            <text:p>$0.87</text:p>
          </table:table-cell>
          <table:table-cell table:style-name="ce70" table:formula="of:=([.A54]*[.K54])" office:value-type="currency" office:currency="USD" office:value="0.437">
            <text:p>$0.44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R30</text:p>
          </table:table-cell>
          <table:table-cell table:style-name="ce5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4"/>
          <table:table-cell table:style-name="ce43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P-25BRD52-1K</text:p>
          </table:table-cell>
          <table:table-cell table:style-name="ce27" office:value-type="string">
            <text:p><text:a xlink:href="http://search.digikey.com/us/en/products/MFP-25BRD52-1K/1KADCT-ND/2059121">1KADCT-ND</text:a></text:p>
          </table:table-cell>
          <table:table-cell table:style-name="ce70" office:value-type="currency" office:currency="USD" office:value="0.437">
            <text:p>$0.44</text:p>
          </table:table-cell>
          <table:table-cell table:style-name="ce70" table:formula="of:=([.F55]*[.K55])" office:value-type="currency" office:currency="USD" office:value="0.874">
            <text:p>$0.87</text:p>
          </table:table-cell>
          <table:table-cell table:style-name="ce70" table:formula="of:=([.A55]*[.K55])" office:value-type="currency" office:currency="USD" office:value="0.437">
            <text:p>$0.44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0" office:value-type="string">
            <text:p>R35,36,37,38,39,40,63,68,69,73</text:p>
          </table:table-cell>
          <table:table-cell table:style-name="ce5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4"/>
          <table:table-cell table:style-name="ce43" office:value-type="float" office:value="20">
            <text:p>20</text:p>
          </table:table-cell>
          <table:table-cell table:style-name="ce45" office:value-type="float" office:value="10">
            <text:p>10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R-25FBF-100K</text:p>
          </table:table-cell>
          <table:table-cell table:style-name="ce62" office:value-type="string">
            <text:p><text:a xlink:href="http://search.digikey.com/us/en/products/MFR-25FBF-100K/100KXBK-ND/13473">100KXBK-ND</text:a></text:p>
          </table:table-cell>
          <table:table-cell table:style-name="ce70" office:value-type="currency" office:currency="USD" office:value="0.091">
            <text:p>$0.09</text:p>
          </table:table-cell>
          <table:table-cell table:style-name="ce70" table:formula="of:=([.F56]*[.K56])" office:value-type="currency" office:currency="USD" office:value="1.82">
            <text:p>$1.82</text:p>
          </table:table-cell>
          <table:table-cell table:style-name="ce70" table:formula="of:=([.A56]*[.K56])" office:value-type="currency" office:currency="USD" office:value="0.91">
            <text:p>$0.91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R79</text:p>
          </table:table-cell>
          <table:table-cell table:style-name="ce19" office:value-type="float" office:value="22">
            <text:p>22</text:p>
          </table:table-cell>
          <table:table-cell table:style-name="ce3" office:value-type="string">
            <text:p>RES METAL FILM 1/4W 22 OHM 1% AXIAL</text:p>
          </table:table-cell>
          <table:table-cell table:style-name="ce35"/>
          <table:table-cell table:style-name="ce43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22R0</text:p>
          </table:table-cell>
          <table:table-cell table:style-name="ce33" office:value-type="string">
            <text:p><text:a xlink:href="http://search.digikey.com/us/en/products/RNMF14FTC22R0/S22CACT-ND/2617472">S22CACT-ND</text:a></text:p>
          </table:table-cell>
          <table:table-cell table:style-name="ce71" office:value-type="currency" office:currency="USD" office:value="0.14">
            <text:p>$0.14</text:p>
          </table:table-cell>
          <table:table-cell table:style-name="ce70" table:formula="of:=([.F57]*[.K57])" office:value-type="currency" office:currency="USD" office:value="0.28">
            <text:p>$0.28</text:p>
          </table:table-cell>
          <table:table-cell table:style-name="ce70" table:formula="of:=([.A57]*[.K57])" office:value-type="currency" office:currency="USD" office:value="0.14">
            <text:p>$0.1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6"/>
          <table:table-cell table:style-name="ce2" table:number-columns-repeated="8"/>
          <table:table-cell table:style-name="ce1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5" office:value-type="string">
            <text:p>ICs</text:p>
          </table:table-cell>
          <table:table-cell table:style-name="ce2" table:number-columns-repeated="2"/>
          <table:table-cell table:style-name="ce36"/>
          <table:table-cell table:style-name="ce2" table:number-columns-repeated="8"/>
          <table:table-cell table:style-name="ce1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1</text:p>
          </table:table-cell>
          <table:table-cell table:style-name="ce5" office:value-type="string">
            <text:p>MC9S12XDP512</text:p>
          </table:table-cell>
          <table:table-cell table:style-name="ce2" office:value-type="string">
            <text:p>IC MCU 512K FLASH 112-LQFP MC9S12XDP512MAL</text:p>
          </table:table-cell>
          <table:table-cell table:style-name="ce34" office:value-type="string">
            <text:p>LQFP-112</text:p>
          </table:table-cell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Freescale Semiconductor</text:p>
          </table:table-cell>
          <table:table-cell table:style-name="ce45" office:value-type="string">
            <text:p>MC9S12XDP512MAL</text:p>
          </table:table-cell>
          <table:table-cell table:style-name="ce33" office:value-type="string">
            <text:p><text:a xlink:href="http://search.digikey.com/us/en/products/MC9S12XDP512MAL/MC9S12XDP512MAL-ND/1167902">MC9S12XDP512MAL-ND</text:a></text:p>
          </table:table-cell>
          <table:table-cell table:style-name="ce70" office:value-type="currency" office:currency="USD" office:value="23.53">
            <text:p>$23.53</text:p>
          </table:table-cell>
          <table:table-cell table:style-name="ce70" table:formula="of:=([.F60]*[.K60])" office:value-type="currency" office:currency="USD" office:value="0">
            <text:p>$0.00</text:p>
          </table:table-cell>
          <table:table-cell table:style-name="ce70" table:formula="of:=([.A60]*[.K60])" office:value-type="currency" office:currency="USD" office:value="23.53">
            <text:p>$23.53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U2,3</text:p>
          </table:table-cell>
          <table:table-cell table:style-name="ce5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34" office:value-type="string">
            <text:p>TO-220</text:p>
          </table:table-cell>
          <table:table-cell table:style-name="ce5" office:value-type="float" office:value="4">
            <text:p>4</text:p>
          </table:table-cell>
          <table:table-cell table:style-name="ce45" office:value-type="float" office:value="2">
            <text:p>2</text:p>
          </table:table-cell>
          <table:table-cell table:style-name="ce45" office:value-type="string">
            <text:p>National Semiconductor</text:p>
          </table:table-cell>
          <table:table-cell table:style-name="ce45" office:value-type="string">
            <text:p>LM2937ET-5.0/NOPB</text:p>
          </table:table-cell>
          <table:table-cell table:style-name="ce27" office:value-type="string">
            <text:p><text:a xlink:href="http://search.digikey.com/us/en/products/LM2937ET-5.0%2FNOPB/LM2937ET-5.0-ND/212651">LM2937ET-5.0-ND</text:a></text:p>
          </table:table-cell>
          <table:table-cell table:style-name="ce70" office:value-type="currency" office:currency="USD" office:value="1.61">
            <text:p>$1.61</text:p>
          </table:table-cell>
          <table:table-cell table:style-name="ce70" table:formula="of:=([.F61]*[.K61])" office:value-type="currency" office:currency="USD" office:value="6.44">
            <text:p>$6.44</text:p>
          </table:table-cell>
          <table:table-cell table:style-name="ce70" table:formula="of:=([.A61]*[.K61])" office:value-type="currency" office:currency="USD" office:value="3.22">
            <text:p>$3.22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4</text:p>
          </table:table-cell>
          <table:table-cell table:style-name="ce5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4" office:value-type="string">
            <text:p>16-QSOP</text:p>
          </table:table-cell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Maxim Integrated Products</text:p>
          </table:table-cell>
          <table:table-cell table:style-name="ce45" office:value-type="string">
            <text:p>MAX9926UAEE+</text:p>
          </table:table-cell>
          <table:table-cell table:style-name="ce62" office:value-type="string">
            <text:p><text:a xlink:href="http://search.digikey.com/us/en/products/MAX9926UAEE%2B/MAX9926UAEE%2B-ND/2062014">MAX9926UAEE+-ND</text:a></text:p>
          </table:table-cell>
          <table:table-cell table:style-name="ce70" office:value-type="currency" office:currency="USD" office:value="3.39">
            <text:p>$3.39</text:p>
          </table:table-cell>
          <table:table-cell table:style-name="ce70" table:formula="of:=([.F62]*[.K62])" office:value-type="currency" office:currency="USD" office:value="0">
            <text:p>$0.00</text:p>
          </table:table-cell>
          <table:table-cell table:style-name="ce70" table:formula="of:=([.A62]*[.K62])" office:value-type="currency" office:currency="USD" office:value="3.39">
            <text:p>$3.39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6" office:value-type="string">
            <text:p>U5</text:p>
          </table:table-cell>
          <table:table-cell table:style-name="ce24" office:value-type="string">
            <text:p>CD74AC86E</text:p>
          </table:table-cell>
          <table:table-cell table:style-name="ce4" office:value-type="string">
            <text:p>CD74AC86E QUAD 2-IN EX-OR GATE 14-DIP 24mA</text:p>
          </table:table-cell>
          <table:table-cell table:style-name="ce39" office:value-type="string">
            <text:p>14-DIP</text:p>
          </table:table-cell>
          <table:table-cell table:style-name="ce44" office:value-type="float" office:value="4">
            <text:p>4</text:p>
          </table:table-cell>
          <table:table-cell table:style-name="ce49" office:value-type="float" office:value="1">
            <text:p>1</text:p>
          </table:table-cell>
          <table:table-cell table:style-name="ce49" office:value-type="string">
            <text:p>Texas Instruments</text:p>
          </table:table-cell>
          <table:table-cell table:style-name="ce49" office:value-type="string">
            <text:p>CD74AC86E</text:p>
          </table:table-cell>
          <table:table-cell table:style-name="ce66" office:value-type="string">
            <text:p><text:a xlink:href="http://www.digikey.com/scripts/DKSearch/dksus.dll?Detail&amp;itemSeq=119116031&amp;uq=634822198045092648">296-32974-5-ND</text:a></text:p>
          </table:table-cell>
          <table:table-cell table:style-name="ce74" office:value-type="currency" office:currency="USD" office:value="0.62">
            <text:p>$0.62</text:p>
          </table:table-cell>
          <table:table-cell table:style-name="ce74" table:formula="of:=([.F63]*[.K63])" office:value-type="currency" office:currency="USD" office:value="2.48">
            <text:p>$2.48</text:p>
          </table:table-cell>
          <table:table-cell table:style-name="ce74" table:formula="of:=([.A63]*[.K63])" office:value-type="currency" office:currency="USD" office:value="0.62">
            <text:p>$0.62</text:p>
          </table:table-cell>
          <table:table-cell table:style-name="ce16" office:value-type="string">
            <text:p>Only used on Rev. A2 and A3 PCB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5</text:p>
          </table:table-cell>
          <table:table-cell table:style-name="ce5" office:value-type="string">
            <text:p>SN74AC86DR</text:p>
          </table:table-cell>
          <table:table-cell table:style-name="ce2" office:value-type="string">
            <text:p>IC QUAD 2-IN EX-OR GATE 14-SOIC 24mA</text:p>
          </table:table-cell>
          <table:table-cell table:style-name="ce34" office:value-type="string">
            <text:p>14-SOIC</text:p>
          </table:table-cell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Texas Instruments</text:p>
          </table:table-cell>
          <table:table-cell table:style-name="ce45" office:value-type="string">
            <text:p>SN74AC86DR</text:p>
          </table:table-cell>
          <table:table-cell table:style-name="ce33" office:value-type="string">
            <text:p><text:a xlink:href="http://www.digikey.com/product-detail/en/SN74AC86DR/296-26377-1-ND/2254993">296-26377-1-ND</text:a></text:p>
          </table:table-cell>
          <table:table-cell table:style-name="ce71" office:value-type="currency" office:currency="USD" office:value="0.49">
            <text:p>$0.49</text:p>
          </table:table-cell>
          <table:table-cell table:style-name="ce71" table:formula="of:=([.F64]*[.K64])" office:value-type="currency" office:currency="USD" office:value="0">
            <text:p>$0.00</text:p>
          </table:table-cell>
          <table:table-cell table:style-name="ce71" table:formula="of:=([.A64]*[.K64])" office:value-type="currency" office:currency="USD" office:value="0.49">
            <text:p>$0.49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6</text:p>
          </table:table-cell>
          <table:table-cell table:style-name="ce5" office:value-type="string">
            <text:p>MPX4100AP</text:p>
          </table:table-cell>
          <table:table-cell table:style-name="ce2" office:value-type="string">
            <text:p>MPX4100AP SENSOR ABS PRESS 15.2 PSI MAX</text:p>
          </table:table-cell>
          <table:table-cell table:style-name="ce34"/>
          <table:table-cell table:style-name="ce43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Freescale Semiconductor</text:p>
          </table:table-cell>
          <table:table-cell table:style-name="ce45" office:value-type="string">
            <text:p>MPX4100AP</text:p>
          </table:table-cell>
          <table:table-cell table:style-name="ce58" office:value-type="string">
            <text:p><text:a xlink:href="http://search.digikey.com/us/en/products/MPX4100AP/MPX4100AP-ND/464050">MPX4100AP-ND</text:a></text:p>
          </table:table-cell>
          <table:table-cell table:style-name="ce70" office:value-type="currency" office:currency="USD" office:value="15.84">
            <text:p>$15.84</text:p>
          </table:table-cell>
          <table:table-cell table:style-name="ce70" table:formula="of:=([.F65]*[.K65])" office:value-type="currency" office:currency="USD" office:value="31.68">
            <text:p>$31.68</text:p>
          </table:table-cell>
          <table:table-cell table:style-name="ce70" table:formula="of:=([.A65]*[.K65])" office:value-type="currency" office:currency="USD" office:value="15.84">
            <text:p>$15.84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7</text:p>
          </table:table-cell>
          <table:table-cell table:style-name="ce5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4" office:value-type="string">
            <text:p>28-SSOP</text:p>
          </table:table-cell>
          <table:table-cell table:style-name="ce5" office:value-type="float" office:value="4">
            <text:p>4</text:p>
          </table:table-cell>
          <table:table-cell table:style-name="ce45" office:value-type="float" office:value="1">
            <text:p>1</text:p>
          </table:table-cell>
          <table:table-cell table:style-name="ce52" office:value-type="string">
            <text:p>FTDI, Future Technology Devices International Ltd</text:p>
          </table:table-cell>
          <table:table-cell table:style-name="ce45" office:value-type="string">
            <text:p>FT232RL-REEL</text:p>
          </table:table-cell>
          <table:table-cell table:style-name="ce58" office:value-type="string">
            <text:p><text:a xlink:href="http://search.digikey.com/us/en/products/FT232RL-REEL/768-1007-1-ND/1836402">768-1007-1-ND</text:a></text:p>
          </table:table-cell>
          <table:table-cell table:style-name="ce70" office:value-type="currency" office:currency="USD" office:value="4.5">
            <text:p>$4.50</text:p>
          </table:table-cell>
          <table:table-cell table:style-name="ce70" table:formula="of:=([.F66]*[.K66])" office:value-type="currency" office:currency="USD" office:value="18">
            <text:p>$18.00</text:p>
          </table:table-cell>
          <table:table-cell table:style-name="ce70" table:formula="of:=([.A66]*[.K66])" office:value-type="currency" office:currency="USD" office:value="4.5">
            <text:p>$4.50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</text:p>
          </table:table-cell>
          <table:table-cell table:style-name="ce25" office:value-type="string">
            <text:p>ADUM3201WCRZ</text:p>
          </table:table-cell>
          <table:table-cell table:style-name="ce33" office:value-type="string">
            <text:p>ISOLATOR DGTL 10MBPS 2CH 8SOIC</text:p>
          </table:table-cell>
          <table:table-cell table:style-name="ce34" office:value-type="string">
            <text:p>8-SOIC</text:p>
          </table:table-cell>
          <table:table-cell table:style-name="ce43"/>
          <table:table-cell table:style-name="ce45" office:value-type="float" office:value="1">
            <text:p>1</text:p>
          </table:table-cell>
          <table:table-cell table:style-name="ce33" office:value-type="string">
            <text:p>Analog Devices</text:p>
          </table:table-cell>
          <table:table-cell table:style-name="ce33" office:value-type="string">
            <text:p>ADUM3201WCRZ</text:p>
          </table:table-cell>
          <table:table-cell table:style-name="ce33" office:value-type="string">
            <text:p><text:a xlink:href="http://www.digikey.com/product-detail/en/ADUM3201WBRZ/ADUM3201WBRZ-ND/3043412">ADUM3201WBRZ-ND</text:a></text:p>
          </table:table-cell>
          <table:table-cell table:style-name="ce70" office:value-type="currency" office:currency="USD" office:value="4.27276">
            <text:p>$4.27</text:p>
          </table:table-cell>
          <table:table-cell table:style-name="ce70" table:formula="of:=([.F67]*[.K67])" office:value-type="currency" office:currency="USD" office:value="0">
            <text:p>$0.00</text:p>
          </table:table-cell>
          <table:table-cell table:style-name="ce70" table:formula="of:=([.A67]*[.K67])" office:value-type="currency" office:currency="USD" office:value="4.27276">
            <text:p>$4.27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6"/>
          <table:table-cell table:style-name="ce2" table:number-columns-repeated="8"/>
          <table:table-cell table:style-name="ce1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5" office:value-type="string">
            <text:p>Crystal</text:p>
          </table:table-cell>
          <table:table-cell table:style-name="ce2" table:number-columns-repeated="2"/>
          <table:table-cell table:style-name="ce36"/>
          <table:table-cell table:style-name="ce2" table:number-columns-repeated="8"/>
          <table:table-cell table:style-name="ce1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X1</text:p>
          </table:table-cell>
          <table:table-cell table:style-name="ce5" office:value-type="string">
            <text:p>16.0MHz</text:p>
          </table:table-cell>
          <table:table-cell table:style-name="ce21" office:value-type="string">
            <text:p>CRYSTAL 16.000 MHZ 20PF 49US -40C to 85C</text:p>
          </table:table-cell>
          <table:table-cell table:style-name="ce34" office:value-type="string">
            <text:p>HC-49US</text:p>
          </table:table-cell>
          <table:table-cell table:style-name="ce43" office:value-type="float" office:value="4">
            <text:p>4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ECS Inc</text:p>
          </table:table-cell>
          <table:table-cell table:style-name="ce45" office:value-type="string">
            <text:p>ECS-160-20-4DN</text:p>
          </table:table-cell>
          <table:table-cell table:style-name="ce60" office:value-type="string">
            <text:p><text:a xlink:href="http://search.digikey.com/us/en/products/ECS-160-20-4DN/X192-ND/281763">X192-ND</text:a></text:p>
          </table:table-cell>
          <table:table-cell table:style-name="ce70" office:value-type="currency" office:currency="USD" office:value="1.12">
            <text:p>$1.12</text:p>
          </table:table-cell>
          <table:table-cell table:style-name="ce70" table:formula="of:=([.F70]*[.K70])" office:value-type="currency" office:currency="USD" office:value="4.48">
            <text:p>$4.48</text:p>
          </table:table-cell>
          <table:table-cell table:style-name="ce70" table:formula="of:=([.A70]*[.K70])" office:value-type="currency" office:currency="USD" office:value="1.12">
            <text:p>$1.12</text:p>
          </table:table-cell>
          <table:table-cell table:style-name="ce10" office:value-type="string">
            <text:p>Recommended for current design</text:p>
          </table:table-cell>
          <table:table-cell table:style-name="ce83" table:number-columns-repeated="2"/>
          <table:table-cell table:number-columns-repeated="1008"/>
        </table:table-row>
        <table:table-row table:style-name="ro4">
          <table:table-cell table:style-name="ce2"/>
          <table:table-cell table:style-name="ce15"/>
          <table:table-cell table:style-name="ce2" table:number-columns-repeated="2"/>
          <table:table-cell table:style-name="ce36"/>
          <table:table-cell table:style-name="ce2"/>
          <table:table-cell table:style-name="ce50" table:number-columns-repeated="2"/>
          <table:table-cell table:style-name="ce54" office:value-type="string" table:number-columns-spanned="2" table:number-rows-spanned="1">
            <text:p>Cost To Manufacture (CTM)</text:p>
          </table:table-cell>
          <table:covered-table-cell table:style-name="ce67"/>
          <table:table-cell table:style-name="ce75" office:value-type="string">
            <text:p>US Dollars</text:p>
          </table:table-cell>
          <table:table-cell table:style-name="ce56"/>
          <table:table-cell table:style-name="ce78" table:formula="of:=SUM([.M3:.M69])" office:value-type="currency" office:currency="USD" office:value="189.98776">
            <text:p>$189.99</text:p>
          </table:table-cell>
          <table:table-cell table:style-name="ce78" office:value-type="string">
            <text:p>Not including shipping or sales tax</text:p>
          </table:table-cell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6"/>
          <table:table-cell table:style-name="ce2"/>
          <table:table-cell table:style-name="ce50" table:number-columns-repeated="2"/>
          <table:table-cell table:style-name="ce54"/>
          <table:table-cell table:style-name="ce67"/>
          <table:table-cell table:style-name="ce75"/>
          <table:table-cell table:style-name="ce77"/>
          <table:table-cell table:style-name="ce78" table:number-columns-repeated="2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5" office:value-type="string">
            <text:p>Case</text:p>
          </table:table-cell>
          <table:table-cell table:style-name="ce2"/>
          <table:table-cell table:style-name="ce2" office:value-type="string">
            <text:p>3.12”x5.00”x1.85” Extruded Aluminum Split Body Case</text:p>
          </table:table-cell>
          <table:table-cell table:style-name="ce36"/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Context Engineering Company</text:p>
          </table:table-cell>
          <table:table-cell table:style-name="ce55" office:value-type="string">
            <text:p>3008H-5B (plain ends) or 3008F-5N (flanged ends)</text:p>
          </table:table-cell>
          <table:table-cell table:style-name="ce67" office:value-type="string">
            <text:p><text:a xlink:href="http://store01.prostores.com/servlet/thescienceshop/the-2220/5.0%22-L-x-3.12%22/Detail">http://store01.prostores.com/servlet/thescienceshop/the-2220/5.0%22-L-x-3.12%22/Detail</text:a></text:p>
          </table:table-cell>
          <table:table-cell table:style-name="ce76" office:value-type="currency" office:currency="USD" office:value="14.99">
            <text:p>$14.99</text:p>
          </table:table-cell>
          <table:table-cell table:style-name="ce70" table:formula="of:=([.F73]*[.K73])" office:value-type="currency" office:currency="USD" office:value="0">
            <text:p>$0.00</text:p>
          </table:table-cell>
          <table:table-cell table:style-name="ce70" table:formula="of:=([.A73]*[.K73])" office:value-type="currency" office:currency="USD" office:value="14.99">
            <text:p>$14.99</text:p>
          </table:table-cell>
          <table:table-cell table:style-name="ce78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6"/>
          <table:table-cell table:style-name="ce2"/>
          <table:table-cell table:style-name="ce50" table:number-columns-repeated="2"/>
          <table:table-cell table:style-name="ce54"/>
          <table:table-cell table:style-name="ce67"/>
          <table:table-cell table:style-name="ce75"/>
          <table:table-cell table:style-name="ce77"/>
          <table:table-cell table:style-name="ce78" table:number-columns-repeated="2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4">
          <table:table-cell table:style-name="ce2"/>
          <table:table-cell table:style-name="ce15" office:value-type="string">
            <text:p>Printed Circuit Board</text:p>
          </table:table-cell>
          <table:table-cell table:style-name="ce2" table:number-columns-repeated="2"/>
          <table:table-cell table:style-name="ce36"/>
          <table:table-cell table:style-name="ce2"/>
          <table:table-cell table:style-name="Default"/>
          <table:table-cell table:style-name="ce50"/>
          <table:table-cell table:style-name="ce56"/>
          <table:table-cell table:style-name="ce67"/>
          <table:table-cell table:style-name="ce56" table:number-columns-repeated="2"/>
          <table:table-cell table:style-name="ce67"/>
          <table:table-cell table:style-name="ce81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Jaguar PCB</text:p>
          </table:table-cell>
          <table:table-cell table:style-name="ce5" office:value-type="string">
            <text:p>Estimate ONLY</text:p>
          </table:table-cell>
          <table:table-cell table:style-name="ce5"/>
          <table:table-cell table:style-name="ce34"/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8"/>
          <table:table-cell table:style-name="ce70" office:value-type="currency" office:currency="USD" office:value="26.25">
            <text:p>$26.25</text:p>
          </table:table-cell>
          <table:table-cell table:style-name="ce70" table:formula="of:=([.F76]*[.K76])" office:value-type="currency" office:currency="USD" office:value="0">
            <text:p>$0.00</text:p>
          </table:table-cell>
          <table:table-cell table:style-name="ce70" table:formula="of:=([.A76]*[.K76])" office:value-type="currency" office:currency="USD" office:value="26.25">
            <text:p>$26.25</text:p>
          </table:table-cell>
          <table:table-cell table:style-name="ce10" office:value-type="string">
            <text:p>4 Prototype boards cost $105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/>
          <table:table-cell table:style-name="ce10"/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70" table:number-columns-repeated="3"/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/>
          <table:table-cell table:style-name="ce10"/>
          <table:table-cell table:style-name="ce5" table:number-columns-repeated="2"/>
          <table:table-cell table:style-name="ce34"/>
          <table:table-cell table:style-name="ce5"/>
          <table:table-cell table:style-name="Default"/>
          <table:table-cell table:style-name="ce53"/>
          <table:table-cell table:style-name="ce57" office:value-type="string" table:number-columns-spanned="2" table:number-rows-spanned="1">
            <text:p>Total of Materials:Cost to Manufacture</text:p>
          </table:table-cell>
          <table:covered-table-cell table:style-name="ce68"/>
          <table:table-cell table:style-name="ce9" office:value-type="string">
            <text:p>US Dollars</text:p>
          </table:table-cell>
          <table:table-cell table:style-name="ce70"/>
          <table:table-cell table:style-name="ce79" table:formula="of:=SUM([.M71:.M76])" office:value-type="currency" office:currency="USD" office:value="231.22776">
            <text:p>$231.23</text:p>
          </table:table-cell>
          <table:table-cell table:style-name="ce82" office:value-type="string">
            <text:p>Not including shipping or sales tax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6"/>
          <table:table-cell table:style-name="ce2" table:number-columns-repeated="8"/>
          <table:table-cell table:style-name="ce1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 table:number-rows-repeated="2">
          <table:table-cell table:style-name="ce2"/>
          <table:table-cell table:style-name="ce15"/>
          <table:table-cell table:style-name="ce2" table:number-columns-repeated="2"/>
          <table:table-cell table:style-name="ce36"/>
          <table:table-cell table:style-name="ce2" table:number-columns-repeated="4"/>
          <table:table-cell table:style-name="Default" table:number-columns-repeated="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 table:number-rows-repeated="9">
          <table:table-cell table:style-name="ce6"/>
          <table:table-cell table:style-name="ce17"/>
          <table:table-cell table:style-name="ce6" table:number-columns-repeated="2"/>
          <table:table-cell table:style-name="ce40"/>
          <table:table-cell table:style-name="ce6" table:number-columns-repeated="8"/>
          <table:table-cell table:style-name="ce17" table:number-columns-repeated="3"/>
          <table:table-cell table:style-name="Default" table:number-columns-repeated="1007"/>
          <table:table-cell/>
        </table:table-row>
        <table:table-row table:style-name="ro1" table:number-rows-repeated="18">
          <table:table-cell table:style-name="ce6"/>
          <table:table-cell table:style-name="Default"/>
          <table:table-cell table:style-name="ce26" table:number-columns-repeated="2"/>
          <table:table-cell table:style-name="ce41"/>
          <table:table-cell table:style-name="ce26" table:number-columns-repeated="8"/>
          <table:table-cell table:style-name="Default" table:number-columns-repeated="1010"/>
          <table:table-cell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6"/>
          <table:table-cell table:style-name="Default"/>
          <table:table-cell table:style-name="ce26" table:number-columns-repeated="2"/>
          <table:table-cell table:style-name="ce41"/>
          <table:table-cell table:style-name="ce26" table:number-columns-repeated="8"/>
          <table:table-cell table:style-name="Default" table:number-columns-repeated="1010"/>
          <table:table-cell/>
        </table:table-row>
        <table:table-row table:style-name="ro1" table:number-rows-repeated="37">
          <table:table-cell table:style-name="ce7"/>
          <table:table-cell table:number-columns-repeated="1023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02:Sheet1.AMI104855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2">09/22/2012</text:date>, <text:time>21:5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2-09-22T21:58:45</dc:date>
    <meta:editing-cycles>365</meta:editing-cycles>
    <meta:editing-duration>PT112H48M39S</meta:editing-duration>
    <meta:document-statistic meta:table-count="1" meta:cell-count="736" meta:object-count="0"/>
  </office:meta>
</office:document-meta>
</file>